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8125in" table:align="left" style:may-break-between-rows="false"/>
    </style:style>
    <style:style style:name="Table1.A" style:family="table-column">
      <style:table-column-properties style:column-width="1.0625in"/>
    </style:style>
    <style:style style:name="Table1.B" style:family="table-column">
      <style:table-column-properties style:column-width="1.75in"/>
    </style:style>
    <style:style style:name="Table1.C" style:family="table-column">
      <style:table-column-properties style:column-width="1.375in"/>
    </style:style>
    <style:style style:name="Table1.D" style:family="table-column">
      <style:table-column-properties style:column-width="1.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125in" table:align="left" style:may-break-between-rows="false"/>
    </style:style>
    <style:style style:name="Table2.A" style:family="table-column">
      <style:table-column-properties style:column-width="1.0625in"/>
    </style:style>
    <style:style style:name="Table2.B" style:family="table-column">
      <style:table-column-properties style:column-width="1.75in"/>
    </style:style>
    <style:style style:name="Table2.C" style:family="table-column">
      <style:table-column-properties style:column-width="1.375in"/>
    </style:style>
    <style:style style:name="Table2.D" style:family="table-column">
      <style:table-column-properties style:column-width="1.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5.8125in" table:align="left" style:may-break-between-rows="false"/>
    </style:style>
    <style:style style:name="Table3.A" style:family="table-column">
      <style:table-column-properties style:column-width="1.0625in"/>
    </style:style>
    <style:style style:name="Table3.B" style:family="table-column">
      <style:table-column-properties style:column-width="1.75in"/>
    </style:style>
    <style:style style:name="Table3.C" style:family="table-column">
      <style:table-column-properties style:column-width="1.375in"/>
    </style:style>
    <style:style style:name="Table3.D" style:family="table-column">
      <style:table-column-properties style:column-width="1.6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5.8125in" table:align="left" style:may-break-between-rows="false"/>
    </style:style>
    <style:style style:name="Table4.A" style:family="table-column">
      <style:table-column-properties style:column-width="1.0625in"/>
    </style:style>
    <style:style style:name="Table4.B" style:family="table-column">
      <style:table-column-properties style:column-width="1.75in"/>
    </style:style>
    <style:style style:name="Table4.C" style:family="table-column">
      <style:table-column-properties style:column-width="1.375in"/>
    </style:style>
    <style:style style:name="Table4.D" style:family="table-column">
      <style:table-column-properties style:column-width="1.62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5.8125in" table:align="left" style:may-break-between-rows="false"/>
    </style:style>
    <style:style style:name="Table5.A" style:family="table-column">
      <style:table-column-properties style:column-width="1.0625in"/>
    </style:style>
    <style:style style:name="Table5.B" style:family="table-column">
      <style:table-column-properties style:column-width="1.75in"/>
    </style:style>
    <style:style style:name="Table5.C" style:family="table-column">
      <style:table-column-properties style:column-width="1.375in"/>
    </style:style>
    <style:style style:name="Table5.D" style:family="table-column">
      <style:table-column-properties style:column-width="1.62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f11c2"/>
    </style:style>
    <style:style style:name="P2" style:family="paragraph" style:parent-style-name="Text_20_body">
      <style:text-properties fo:font-style="normal" officeooo:rsid="0036ff98" officeooo:paragraph-rsid="001f11c2" style:font-style-asian="normal" style:font-style-complex="normal"/>
    </style:style>
    <style:style style:name="P3" style:family="paragraph" style:parent-style-name="Text_20_body">
      <style:text-properties fo:font-style="normal" officeooo:rsid="0036ff98" officeooo:paragraph-rsid="00f69337" style:font-style-asian="normal" style:font-style-complex="normal"/>
    </style:style>
    <style:style style:name="P4" style:family="paragraph" style:parent-style-name="Text_20_body">
      <style:text-properties fo:font-style="normal" officeooo:rsid="0036ff98" officeooo:paragraph-rsid="01a04542" style:font-style-asian="normal" style:font-style-complex="normal"/>
    </style:style>
    <style:style style:name="P5" style:family="paragraph" style:parent-style-name="Text_20_body">
      <style:text-properties fo:font-style="normal" officeooo:rsid="005c3b2c" officeooo:paragraph-rsid="001f11c2" style:font-style-asian="normal" style:font-style-complex="normal"/>
    </style:style>
    <style:style style:name="P6" style:family="paragraph" style:parent-style-name="Text_20_body">
      <style:text-properties fo:font-style="normal" officeooo:rsid="012cc5b9" officeooo:paragraph-rsid="01000cf6" style:font-style-asian="normal" style:font-style-complex="normal"/>
    </style:style>
    <style:style style:name="P7" style:family="paragraph" style:parent-style-name="Text_20_body">
      <style:text-properties fo:font-style="normal" officeooo:rsid="016d7e6d" officeooo:paragraph-rsid="014ac819" style:font-style-asian="normal" style:font-style-complex="normal"/>
    </style:style>
    <style:style style:name="P8" style:family="paragraph" style:parent-style-name="Text_20_body">
      <style:text-properties fo:font-style="normal" officeooo:rsid="016db659" officeooo:paragraph-rsid="014ac819" style:font-style-asian="normal" style:font-style-complex="normal"/>
    </style:style>
    <style:style style:name="P9" style:family="paragraph" style:parent-style-name="Text_20_body">
      <style:text-properties fo:font-style="normal" officeooo:rsid="01d12c15" officeooo:paragraph-rsid="01a72c5e" style:font-style-asian="normal" style:font-style-complex="normal"/>
    </style:style>
    <style:style style:name="P10" style:family="paragraph" style:parent-style-name="Text_20_body">
      <style:text-properties officeooo:rsid="0036ff98" officeooo:paragraph-rsid="00746e5a"/>
    </style:style>
    <style:style style:name="P11" style:family="paragraph" style:parent-style-name="Text_20_body">
      <style:text-properties officeooo:paragraph-rsid="01000cf6"/>
    </style:style>
    <style:style style:name="P12" style:family="paragraph" style:parent-style-name="Text_20_body">
      <style:text-properties officeooo:paragraph-rsid="014ac819"/>
    </style:style>
    <style:style style:name="P13" style:family="paragraph" style:parent-style-name="Text_20_body">
      <style:text-properties officeooo:paragraph-rsid="01793292"/>
    </style:style>
    <style:style style:name="P14" style:family="paragraph" style:parent-style-name="Text_20_body">
      <style:text-properties officeooo:paragraph-rsid="017aa762"/>
    </style:style>
    <style:style style:name="P15" style:family="paragraph" style:parent-style-name="Text_20_body">
      <style:text-properties fo:font-style="italic" officeooo:rsid="0186515a" officeooo:paragraph-rsid="014ac819" style:font-style-asian="italic" style:font-style-complex="italic"/>
    </style:style>
    <style:style style:name="P16" style:family="paragraph" style:parent-style-name="Text_20_body">
      <style:text-properties fo:font-style="italic" officeooo:rsid="01d3874d" officeooo:paragraph-rsid="01a72c5e" style:font-style-asian="italic" style:font-style-complex="italic"/>
    </style:style>
    <style:style style:name="P17" style:family="paragraph" style:parent-style-name="Text_20_body">
      <style:text-properties officeooo:paragraph-rsid="01a72c5e"/>
    </style:style>
    <style:style style:name="P18" style:family="paragraph" style:parent-style-name="Table_20_Contents">
      <style:text-properties officeooo:rsid="006ad192" officeooo:paragraph-rsid="006ad192"/>
    </style:style>
    <style:style style:name="P19" style:family="paragraph" style:parent-style-name="Table_20_Contents">
      <style:text-properties officeooo:rsid="006ad192" officeooo:paragraph-rsid="00f69337"/>
    </style:style>
    <style:style style:name="P20" style:family="paragraph" style:parent-style-name="Table_20_Contents">
      <style:text-properties officeooo:rsid="006ad192" officeooo:paragraph-rsid="01a04542"/>
    </style:style>
    <style:style style:name="P21" style:family="paragraph" style:parent-style-name="Table_20_Contents">
      <style:text-properties officeooo:rsid="006c5f30" officeooo:paragraph-rsid="006c5f30"/>
    </style:style>
    <style:style style:name="P22" style:family="paragraph" style:parent-style-name="Table_20_Contents">
      <style:text-properties officeooo:rsid="006c5f30" officeooo:paragraph-rsid="00f69337"/>
    </style:style>
    <style:style style:name="P23" style:family="paragraph" style:parent-style-name="Table_20_Contents">
      <style:text-properties officeooo:rsid="006c5f30" officeooo:paragraph-rsid="01a04542"/>
    </style:style>
    <style:style style:name="P24" style:family="paragraph" style:parent-style-name="Table_20_Contents">
      <style:text-properties officeooo:rsid="006dbfef" officeooo:paragraph-rsid="006dbfef"/>
    </style:style>
    <style:style style:name="P25" style:family="paragraph" style:parent-style-name="Table_20_Contents">
      <style:text-properties officeooo:rsid="006dbfef" officeooo:paragraph-rsid="00f69337"/>
    </style:style>
    <style:style style:name="P26" style:family="paragraph" style:parent-style-name="Table_20_Contents">
      <style:text-properties officeooo:rsid="006dbfef" officeooo:paragraph-rsid="01a04542"/>
    </style:style>
    <style:style style:name="P27" style:family="paragraph" style:parent-style-name="Table_20_Contents">
      <style:text-properties officeooo:rsid="006f4797" officeooo:paragraph-rsid="006f4797"/>
    </style:style>
    <style:style style:name="P28" style:family="paragraph" style:parent-style-name="Table_20_Contents">
      <style:text-properties officeooo:rsid="006f4797" officeooo:paragraph-rsid="00f69337"/>
    </style:style>
    <style:style style:name="P29" style:family="paragraph" style:parent-style-name="Table_20_Contents">
      <style:text-properties officeooo:rsid="006f4797" officeooo:paragraph-rsid="01a04542"/>
    </style:style>
    <style:style style:name="P30" style:family="paragraph" style:parent-style-name="Table_20_Contents">
      <style:text-properties officeooo:rsid="00c68757" officeooo:paragraph-rsid="00c68757"/>
    </style:style>
    <style:style style:name="P31" style:family="paragraph" style:parent-style-name="Table_20_Contents">
      <style:text-properties officeooo:rsid="00c68757" officeooo:paragraph-rsid="00f69337"/>
    </style:style>
    <style:style style:name="P32" style:family="paragraph" style:parent-style-name="Table_20_Contents">
      <style:text-properties officeooo:rsid="00c68757" officeooo:paragraph-rsid="01a04542"/>
    </style:style>
    <style:style style:name="P33" style:family="paragraph" style:parent-style-name="Table_20_Contents">
      <style:text-properties officeooo:rsid="00c9d142" officeooo:paragraph-rsid="00c9d142"/>
    </style:style>
    <style:style style:name="P34" style:family="paragraph" style:parent-style-name="Table_20_Contents">
      <style:text-properties officeooo:rsid="00c9d142" officeooo:paragraph-rsid="00f69337"/>
    </style:style>
    <style:style style:name="P35" style:family="paragraph" style:parent-style-name="Table_20_Contents">
      <style:text-properties officeooo:rsid="00c9d142" officeooo:paragraph-rsid="01a04542"/>
    </style:style>
    <style:style style:name="P36" style:family="paragraph" style:parent-style-name="Table_20_Contents">
      <style:text-properties officeooo:rsid="00d5ac52" officeooo:paragraph-rsid="00d5ac52"/>
    </style:style>
    <style:style style:name="P37" style:family="paragraph" style:parent-style-name="Table_20_Contents">
      <style:text-properties officeooo:rsid="00d5ac52" officeooo:paragraph-rsid="00f69337"/>
    </style:style>
    <style:style style:name="P38" style:family="paragraph" style:parent-style-name="Table_20_Contents">
      <style:text-properties officeooo:rsid="00d5ac52" officeooo:paragraph-rsid="01a04542"/>
    </style:style>
    <style:style style:name="P39" style:family="paragraph" style:parent-style-name="Table_20_Contents">
      <style:paragraph-properties fo:text-align="center" style:justify-single-word="false"/>
      <style:text-properties officeooo:rsid="0154c4ef" officeooo:paragraph-rsid="0154c4ef"/>
    </style:style>
    <style:style style:name="P40" style:family="paragraph" style:parent-style-name="Table_20_Contents">
      <style:paragraph-properties fo:text-align="center" style:justify-single-word="false"/>
      <style:text-properties officeooo:rsid="0154c4ef" officeooo:paragraph-rsid="01a04542"/>
    </style:style>
    <style:style style:name="P41" style:family="paragraph" style:parent-style-name="Table_20_Contents">
      <style:text-properties officeooo:rsid="01a04542" officeooo:paragraph-rsid="01a04542"/>
    </style:style>
    <style:style style:name="P42" style:family="paragraph" style:parent-style-name="Skills">
      <style:text-properties officeooo:rsid="00749013" officeooo:paragraph-rsid="00749013"/>
    </style:style>
    <style:style style:name="P43" style:family="paragraph" style:parent-style-name="Skills">
      <style:text-properties officeooo:rsid="00c891f2" officeooo:paragraph-rsid="00c891f2"/>
    </style:style>
    <style:style style:name="P44" style:family="paragraph" style:parent-style-name="Skills">
      <style:text-properties officeooo:rsid="00e16092" officeooo:paragraph-rsid="00e16092"/>
    </style:style>
    <style:style style:name="P45" style:family="paragraph" style:parent-style-name="Skills">
      <style:text-properties officeooo:rsid="00e1ffee" officeooo:paragraph-rsid="00e1ffee"/>
    </style:style>
    <style:style style:name="P46" style:family="paragraph" style:parent-style-name="Skills">
      <style:text-properties officeooo:rsid="00e713ca" officeooo:paragraph-rsid="00e713ca"/>
    </style:style>
    <style:style style:name="P47" style:family="paragraph" style:parent-style-name="Skills">
      <style:text-properties officeooo:rsid="00f22f43" officeooo:paragraph-rsid="00f22f43"/>
    </style:style>
    <style:style style:name="P48" style:family="paragraph" style:parent-style-name="Skills">
      <style:text-properties officeooo:rsid="00f39ef4" officeooo:paragraph-rsid="00f39ef4"/>
    </style:style>
    <style:style style:name="P49" style:family="paragraph" style:parent-style-name="Skills">
      <style:text-properties officeooo:rsid="00f566c5" officeooo:paragraph-rsid="00f566c5"/>
    </style:style>
    <style:style style:name="P50" style:family="paragraph" style:parent-style-name="Skills">
      <style:text-properties officeooo:rsid="0186515a" officeooo:paragraph-rsid="0186515a"/>
    </style:style>
    <style:style style:name="P51" style:family="paragraph" style:parent-style-name="Skills">
      <style:text-properties officeooo:rsid="019732a3" officeooo:paragraph-rsid="019732a3"/>
    </style:style>
    <style:style style:name="P52" style:family="paragraph" style:parent-style-name="Skills">
      <style:text-properties officeooo:rsid="01979a3e" officeooo:paragraph-rsid="01979a3e"/>
    </style:style>
    <style:style style:name="P53" style:family="paragraph" style:parent-style-name="Skills">
      <style:text-properties officeooo:rsid="01e5fd79" officeooo:paragraph-rsid="01e5fd79"/>
    </style:style>
    <style:style style:name="P54" style:family="paragraph" style:parent-style-name="Skills">
      <style:text-properties officeooo:rsid="01e68f1c" officeooo:paragraph-rsid="01e68f1c"/>
    </style:style>
    <style:style style:name="P55" style:family="paragraph" style:parent-style-name="Standard">
      <style:text-properties fo:font-style="normal" officeooo:rsid="0036ff98" officeooo:paragraph-rsid="00f69337" style:font-style-asian="normal" style:font-style-complex="normal"/>
    </style:style>
    <style:style style:name="P56" style:family="paragraph" style:parent-style-name="Standard">
      <style:text-properties fo:font-style="normal" officeooo:rsid="0036ff98" officeooo:paragraph-rsid="01a04542" style:font-style-asian="normal" style:font-style-complex="normal"/>
    </style:style>
    <style:style style:name="P57"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a72c5e"/>
    </style:style>
    <style:style style:name="P58" style:family="paragraph" style:parent-style-name="Text_20_body">
      <style:text-properties fo:font-style="normal" officeooo:rsid="0036ff98" officeooo:paragraph-rsid="01ed3219" style:font-style-asian="normal" style:font-style-complex="normal"/>
    </style:style>
    <style:style style:name="P59" style:family="paragraph" style:parent-style-name="Text_20_body">
      <style:text-properties fo:font-style="normal" officeooo:rsid="0036ff98" officeooo:paragraph-rsid="0238f7b6" style:font-style-asian="normal" style:font-style-complex="normal"/>
    </style:style>
    <style:style style:name="P60" style:family="paragraph" style:parent-style-name="Text_20_body">
      <style:text-properties fo:font-style="normal" officeooo:paragraph-rsid="01ed3219" style:font-style-asian="normal" style:font-style-complex="normal"/>
    </style:style>
    <style:style style:name="P61" style:family="paragraph" style:parent-style-name="Text_20_body">
      <style:text-properties officeooo:paragraph-rsid="01ed3219"/>
    </style:style>
    <style:style style:name="P62" style:family="paragraph" style:parent-style-name="Heading_20_2">
      <style:text-properties officeooo:rsid="001f11c2" officeooo:paragraph-rsid="001f11c2"/>
    </style:style>
    <style:style style:name="P63" style:family="paragraph" style:parent-style-name="Table_20_Contents">
      <style:text-properties officeooo:rsid="006ad192" officeooo:paragraph-rsid="01ed3219"/>
    </style:style>
    <style:style style:name="P64" style:family="paragraph" style:parent-style-name="Table_20_Contents">
      <style:text-properties officeooo:rsid="006ad192" officeooo:paragraph-rsid="0238f7b6"/>
    </style:style>
    <style:style style:name="P65" style:family="paragraph" style:parent-style-name="Table_20_Contents">
      <style:text-properties officeooo:rsid="006c5f30" officeooo:paragraph-rsid="01ed3219"/>
    </style:style>
    <style:style style:name="P66" style:family="paragraph" style:parent-style-name="Table_20_Contents">
      <style:text-properties officeooo:rsid="006c5f30" officeooo:paragraph-rsid="0238f7b6"/>
    </style:style>
    <style:style style:name="P67" style:family="paragraph" style:parent-style-name="Table_20_Contents">
      <style:text-properties officeooo:rsid="01a04542" officeooo:paragraph-rsid="01ed3219"/>
    </style:style>
    <style:style style:name="P68" style:family="paragraph" style:parent-style-name="Table_20_Contents">
      <style:text-properties officeooo:rsid="01a04542" officeooo:paragraph-rsid="0238f7b6"/>
    </style:style>
    <style:style style:name="P69" style:family="paragraph" style:parent-style-name="Table_20_Contents">
      <style:text-properties officeooo:rsid="00c68757" officeooo:paragraph-rsid="01ed3219"/>
    </style:style>
    <style:style style:name="P70" style:family="paragraph" style:parent-style-name="Table_20_Contents">
      <style:text-properties officeooo:rsid="00c68757" officeooo:paragraph-rsid="0238f7b6"/>
    </style:style>
    <style:style style:name="P71" style:family="paragraph" style:parent-style-name="Table_20_Contents">
      <style:paragraph-properties fo:text-align="center" style:justify-single-word="false"/>
      <style:text-properties officeooo:rsid="0154c4ef" officeooo:paragraph-rsid="01ed3219"/>
    </style:style>
    <style:style style:name="P72" style:family="paragraph" style:parent-style-name="Table_20_Contents">
      <style:paragraph-properties fo:text-align="center" style:justify-single-word="false"/>
      <style:text-properties officeooo:rsid="0154c4ef" officeooo:paragraph-rsid="0238f7b6"/>
    </style:style>
    <style:style style:name="P73" style:family="paragraph" style:parent-style-name="Table_20_Contents">
      <style:text-properties officeooo:rsid="006dbfef" officeooo:paragraph-rsid="01ed3219"/>
    </style:style>
    <style:style style:name="P74" style:family="paragraph" style:parent-style-name="Table_20_Contents">
      <style:text-properties officeooo:rsid="006dbfef" officeooo:paragraph-rsid="01ed3742"/>
    </style:style>
    <style:style style:name="P75" style:family="paragraph" style:parent-style-name="Table_20_Contents">
      <style:text-properties officeooo:rsid="006dbfef" officeooo:paragraph-rsid="0238f7b6"/>
    </style:style>
    <style:style style:name="P76" style:family="paragraph" style:parent-style-name="Table_20_Contents">
      <style:text-properties officeooo:rsid="00d5ac52" officeooo:paragraph-rsid="01ed3219"/>
    </style:style>
    <style:style style:name="P77" style:family="paragraph" style:parent-style-name="Table_20_Contents">
      <style:text-properties officeooo:rsid="00d5ac52" officeooo:paragraph-rsid="0238f7b6"/>
    </style:style>
    <style:style style:name="P78" style:family="paragraph" style:parent-style-name="Table_20_Contents">
      <style:text-properties officeooo:rsid="006f4797" officeooo:paragraph-rsid="01ed3219"/>
    </style:style>
    <style:style style:name="P79" style:family="paragraph" style:parent-style-name="Table_20_Contents">
      <style:text-properties officeooo:rsid="006f4797" officeooo:paragraph-rsid="0238f7b6"/>
    </style:style>
    <style:style style:name="P80" style:family="paragraph" style:parent-style-name="Table_20_Contents">
      <style:text-properties officeooo:rsid="00c9d142" officeooo:paragraph-rsid="01ed3219"/>
    </style:style>
    <style:style style:name="P81" style:family="paragraph" style:parent-style-name="Table_20_Contents">
      <style:text-properties officeooo:rsid="00c9d142" officeooo:paragraph-rsid="0238f7b6"/>
    </style:style>
    <style:style style:name="P82" style:family="paragraph" style:parent-style-name="Table_20_Contents">
      <style:text-properties officeooo:rsid="01ed3219" officeooo:paragraph-rsid="01ed3219"/>
    </style:style>
    <style:style style:name="P83" style:family="paragraph" style:parent-style-name="Table_20_Contents">
      <style:text-properties officeooo:rsid="01ed3219" officeooo:paragraph-rsid="0238f7b6"/>
    </style:style>
    <style:style style:name="P84" style:family="paragraph" style:parent-style-name="Skills">
      <style:text-properties officeooo:rsid="02314166" officeooo:paragraph-rsid="02314166"/>
    </style:style>
    <style:style style:name="P85" style:family="paragraph" style:parent-style-name="Skills">
      <style:text-properties officeooo:rsid="02318029" officeooo:paragraph-rsid="02318029"/>
    </style:style>
    <style:style style:name="P86" style:family="paragraph" style:parent-style-name="Heading_20_1">
      <style:paragraph-properties fo:break-before="page"/>
      <style:text-properties officeooo:rsid="01000cf6" officeooo:paragraph-rsid="01000cf6"/>
    </style:style>
    <style:style style:name="P87" style:family="paragraph" style:parent-style-name="Heading_20_1">
      <style:paragraph-properties fo:break-before="page"/>
      <style:text-properties officeooo:rsid="01a72c5e" officeooo:paragraph-rsid="01a72c5e"/>
    </style:style>
    <style:style style:name="P88" style:family="paragraph" style:parent-style-name="Heading_20_1">
      <style:paragraph-properties fo:break-before="page"/>
      <style:text-properties officeooo:rsid="0238262a" officeooo:paragraph-rsid="0238f7b6"/>
    </style:style>
    <style:style style:name="T1" style:family="text">
      <style:text-properties officeooo:rsid="001f11c2"/>
    </style:style>
    <style:style style:name="T2" style:family="text">
      <style:text-properties officeooo:rsid="0024442c"/>
    </style:style>
    <style:style style:name="T3" style:family="text">
      <style:text-properties officeooo:rsid="002745b0"/>
    </style:style>
    <style:style style:name="T4" style:family="text">
      <style:text-properties officeooo:rsid="002edcd3"/>
    </style:style>
    <style:style style:name="T5" style:family="text">
      <style:text-properties officeooo:rsid="003627bf"/>
    </style:style>
    <style:style style:name="T6" style:family="text">
      <style:text-properties fo:font-style="italic" style:font-style-asian="italic" style:font-style-complex="italic"/>
    </style:style>
    <style:style style:name="T7" style:family="text">
      <style:text-properties fo:font-style="italic" officeooo:rsid="0036ff98" style:font-style-asian="italic" style:font-style-complex="italic"/>
    </style:style>
    <style:style style:name="T8" style:family="text">
      <style:text-properties fo:font-style="italic" officeooo:rsid="003ba6d1" style:font-style-asian="italic" style:font-style-complex="italic"/>
    </style:style>
    <style:style style:name="T9" style:family="text">
      <style:text-properties fo:font-style="italic" officeooo:rsid="0045d81c" style:font-style-asian="italic" style:font-style-complex="italic"/>
    </style:style>
    <style:style style:name="T10" style:family="text">
      <style:text-properties fo:font-style="italic" officeooo:rsid="004bcf6d" style:font-style-asian="italic" style:font-style-complex="italic"/>
    </style:style>
    <style:style style:name="T11" style:family="text">
      <style:text-properties fo:font-style="italic" officeooo:rsid="004e4d72" style:font-style-asian="italic" style:font-style-complex="italic"/>
    </style:style>
    <style:style style:name="T12" style:family="text">
      <style:text-properties fo:font-style="italic" officeooo:rsid="004f3bdb" style:font-style-asian="italic" style:font-style-complex="italic"/>
    </style:style>
    <style:style style:name="T13" style:family="text">
      <style:text-properties fo:font-style="italic" officeooo:rsid="005a71bc" style:font-style-asian="italic" style:font-style-complex="italic"/>
    </style:style>
    <style:style style:name="T14" style:family="text">
      <style:text-properties fo:font-style="italic" officeooo:rsid="005c3b2c" style:font-style-asian="italic" style:font-style-complex="italic"/>
    </style:style>
    <style:style style:name="T15" style:family="text">
      <style:text-properties fo:font-style="italic" officeooo:rsid="00712a0e" style:font-style-asian="italic" style:font-style-complex="italic"/>
    </style:style>
    <style:style style:name="T16" style:family="text">
      <style:text-properties fo:font-style="italic" officeooo:rsid="00de883a" style:font-style-asian="italic" style:font-style-complex="italic"/>
    </style:style>
    <style:style style:name="T17" style:family="text">
      <style:text-properties fo:font-style="italic" officeooo:rsid="00e059a2" style:font-style-asian="italic" style:font-style-complex="italic"/>
    </style:style>
    <style:style style:name="T18" style:family="text">
      <style:text-properties fo:font-style="italic" officeooo:rsid="00e713ca" style:font-style-asian="italic" style:font-style-complex="italic"/>
    </style:style>
    <style:style style:name="T19" style:family="text">
      <style:text-properties fo:font-style="italic" officeooo:rsid="00e8dbc5" style:font-style-asian="italic" style:font-style-complex="italic"/>
    </style:style>
    <style:style style:name="T20" style:family="text">
      <style:text-properties fo:font-style="italic" officeooo:rsid="00eab455" style:font-style-asian="italic" style:font-style-complex="italic"/>
    </style:style>
    <style:style style:name="T21" style:family="text">
      <style:text-properties fo:font-style="italic" officeooo:rsid="00ebdaee" style:font-style-asian="italic" style:font-style-complex="italic"/>
    </style:style>
    <style:style style:name="T22" style:family="text">
      <style:text-properties fo:font-style="italic" officeooo:rsid="00ee2882" style:font-style-asian="italic" style:font-style-complex="italic"/>
    </style:style>
    <style:style style:name="T23" style:family="text">
      <style:text-properties fo:font-style="italic" officeooo:rsid="00eeffb3" style:font-style-asian="italic" style:font-style-complex="italic"/>
    </style:style>
    <style:style style:name="T24" style:family="text">
      <style:text-properties fo:font-style="italic" officeooo:rsid="00f0da1e" style:font-style-asian="italic" style:font-style-complex="italic"/>
    </style:style>
    <style:style style:name="T25" style:family="text">
      <style:text-properties fo:font-style="italic" officeooo:rsid="00f22f43" style:font-style-asian="italic" style:font-style-complex="italic"/>
    </style:style>
    <style:style style:name="T26" style:family="text">
      <style:text-properties fo:font-style="italic" officeooo:rsid="00f85efa" style:font-style-asian="italic" style:font-style-complex="italic"/>
    </style:style>
    <style:style style:name="T27" style:family="text">
      <style:text-properties fo:font-style="italic" officeooo:rsid="0103cfd0" style:font-style-asian="italic" style:font-style-complex="italic"/>
    </style:style>
    <style:style style:name="T28" style:family="text">
      <style:text-properties fo:font-style="italic" officeooo:rsid="0185876b" style:font-style-asian="italic" style:font-style-complex="italic"/>
    </style:style>
    <style:style style:name="T29" style:family="text">
      <style:text-properties fo:font-style="italic" officeooo:rsid="0186515a" style:font-style-asian="italic" style:font-style-complex="italic"/>
    </style:style>
    <style:style style:name="T30" style:family="text">
      <style:text-properties fo:font-style="italic" officeooo:rsid="019732a3" style:font-style-asian="italic" style:font-style-complex="italic"/>
    </style:style>
    <style:style style:name="T31" style:family="text">
      <style:text-properties fo:font-style="italic" officeooo:rsid="01979a3e" style:font-style-asian="italic" style:font-style-complex="italic"/>
    </style:style>
    <style:style style:name="T32" style:family="text">
      <style:text-properties fo:font-style="italic" officeooo:rsid="01a117e1" style:font-style-asian="italic" style:font-style-complex="italic"/>
    </style:style>
    <style:style style:name="T33" style:family="text">
      <style:text-properties fo:font-style="italic" officeooo:rsid="01c494d8" style:font-style-asian="italic" style:font-style-complex="italic"/>
    </style:style>
    <style:style style:name="T34" style:family="text">
      <style:text-properties fo:font-style="italic" officeooo:rsid="01c6203e" style:font-style-asian="italic" style:font-style-complex="italic"/>
    </style:style>
    <style:style style:name="T35" style:family="text">
      <style:text-properties fo:font-style="italic" officeooo:rsid="01d3874d" style:font-style-asian="italic" style:font-style-complex="italic"/>
    </style:style>
    <style:style style:name="T36" style:family="text">
      <style:text-properties fo:font-style="italic" officeooo:rsid="01ebc1c8" style:font-style-asian="italic" style:font-style-complex="italic"/>
    </style:style>
    <style:style style:name="T37" style:family="text">
      <style:text-properties fo:font-style="italic" officeooo:rsid="020fe2ff" style:font-style-asian="italic" style:font-style-complex="italic"/>
    </style:style>
    <style:style style:name="T38" style:family="text">
      <style:text-properties fo:font-style="italic" officeooo:rsid="021068dc" style:font-style-asian="italic" style:font-style-complex="italic"/>
    </style:style>
    <style:style style:name="T39" style:family="text">
      <style:text-properties fo:font-style="italic" officeooo:rsid="0210aa5a" style:font-style-asian="italic" style:font-style-complex="italic"/>
    </style:style>
    <style:style style:name="T40" style:family="text">
      <style:text-properties fo:font-style="italic" officeooo:rsid="02266ed4" style:font-style-asian="italic" style:font-style-complex="italic"/>
    </style:style>
    <style:style style:name="T41" style:family="text">
      <style:text-properties fo:font-style="italic" officeooo:rsid="02285b0e" style:font-style-asian="italic" style:font-style-complex="italic"/>
    </style:style>
    <style:style style:name="T42" style:family="text">
      <style:text-properties fo:font-style="italic" officeooo:rsid="01e5fd79" style:font-style-asian="italic" style:font-style-complex="italic"/>
    </style:style>
    <style:style style:name="T43" style:family="text">
      <style:text-properties fo:font-style="italic" officeooo:rsid="01f7ca60" style:font-style-asian="italic" style:font-style-complex="italic"/>
    </style:style>
    <style:style style:name="T44" style:family="text">
      <style:text-properties fo:font-style="italic" officeooo:rsid="022868c9" style:font-style-asian="italic" style:font-style-complex="italic"/>
    </style:style>
    <style:style style:name="T45" style:family="text">
      <style:text-properties fo:font-style="italic" officeooo:rsid="0228d2ea" style:font-style-asian="italic" style:font-style-complex="italic"/>
    </style:style>
    <style:style style:name="T46" style:family="text">
      <style:text-properties fo:font-style="italic" officeooo:rsid="0229fd6d" style:font-style-asian="italic" style:font-style-complex="italic"/>
    </style:style>
    <style:style style:name="T47" style:family="text">
      <style:text-properties fo:font-style="italic" officeooo:rsid="02314166" style:font-style-asian="italic" style:font-style-complex="italic"/>
    </style:style>
    <style:style style:name="T48" style:family="text">
      <style:text-properties fo:font-style="italic" officeooo:rsid="023634bb" style:font-style-asian="italic" style:font-style-complex="italic"/>
    </style:style>
    <style:style style:name="T49" style:family="text">
      <style:text-properties fo:font-style="italic" officeooo:rsid="0237b736" style:font-style-asian="italic" style:font-style-complex="italic"/>
    </style:style>
    <style:style style:name="T50" style:family="text">
      <style:text-properties officeooo:rsid="003796ba"/>
    </style:style>
    <style:style style:name="T51" style:family="text">
      <style:text-properties officeooo:rsid="003b6630"/>
    </style:style>
    <style:style style:name="T52" style:family="text">
      <style:text-properties officeooo:rsid="003ba6d1"/>
    </style:style>
    <style:style style:name="T53" style:family="text">
      <style:text-properties officeooo:rsid="003bf5c7"/>
    </style:style>
    <style:style style:name="T54" style:family="text">
      <style:text-properties officeooo:rsid="00420582"/>
    </style:style>
    <style:style style:name="T55" style:family="text">
      <style:text-properties officeooo:rsid="0045d81c"/>
    </style:style>
    <style:style style:name="T56" style:family="text">
      <style:text-properties officeooo:rsid="00512f45"/>
    </style:style>
    <style:style style:name="T57" style:family="text">
      <style:text-properties officeooo:rsid="00607b60"/>
    </style:style>
    <style:style style:name="T58" style:family="text">
      <style:text-properties officeooo:rsid="00650dff"/>
    </style:style>
    <style:style style:name="T59" style:family="text">
      <style:text-properties officeooo:rsid="00659027"/>
    </style:style>
    <style:style style:name="T60" style:family="text">
      <style:text-properties officeooo:rsid="00691bdd"/>
    </style:style>
    <style:style style:name="T61" style:family="text">
      <style:text-properties fo:font-style="normal" style:font-style-asian="normal" style:font-style-complex="normal"/>
    </style:style>
    <style:style style:name="T62" style:family="text">
      <style:text-properties fo:font-style="normal" officeooo:rsid="00712a0e" style:font-style-asian="normal" style:font-style-complex="normal"/>
    </style:style>
    <style:style style:name="T63" style:family="text">
      <style:text-properties fo:font-style="normal" officeooo:rsid="00de883a" style:font-style-asian="normal" style:font-style-complex="normal"/>
    </style:style>
    <style:style style:name="T64" style:family="text">
      <style:text-properties fo:font-style="normal" officeooo:rsid="00ec76ef" style:font-style-asian="normal" style:font-style-complex="normal"/>
    </style:style>
    <style:style style:name="T65" style:family="text">
      <style:text-properties fo:font-style="normal" officeooo:rsid="00ee2882" style:font-style-asian="normal" style:font-style-complex="normal"/>
    </style:style>
    <style:style style:name="T66" style:family="text">
      <style:text-properties fo:font-style="normal" officeooo:rsid="0103cfd0" style:font-style-asian="normal" style:font-style-complex="normal"/>
    </style:style>
    <style:style style:name="T67" style:family="text">
      <style:text-properties fo:font-style="normal" officeooo:rsid="01048838" style:font-style-asian="normal" style:font-style-complex="normal"/>
    </style:style>
    <style:style style:name="T68" style:family="text">
      <style:text-properties fo:font-style="normal" officeooo:rsid="0105531c" style:font-style-asian="normal" style:font-style-complex="normal"/>
    </style:style>
    <style:style style:name="T69" style:family="text">
      <style:text-properties fo:font-style="normal" officeooo:rsid="0106e372" style:font-style-asian="normal" style:font-style-complex="normal"/>
    </style:style>
    <style:style style:name="T70" style:family="text">
      <style:text-properties fo:font-style="normal" officeooo:rsid="010ea09d" style:font-style-asian="normal" style:font-style-complex="normal"/>
    </style:style>
    <style:style style:name="T71" style:family="text">
      <style:text-properties fo:font-style="normal" officeooo:rsid="010f651a" style:font-style-asian="normal" style:font-style-complex="normal"/>
    </style:style>
    <style:style style:name="T72" style:family="text">
      <style:text-properties fo:font-style="normal" officeooo:rsid="01102ca1" style:font-style-asian="normal" style:font-style-complex="normal"/>
    </style:style>
    <style:style style:name="T73" style:family="text">
      <style:text-properties fo:font-style="normal" officeooo:rsid="01121e35" style:font-style-asian="normal" style:font-style-complex="normal"/>
    </style:style>
    <style:style style:name="T74" style:family="text">
      <style:text-properties fo:font-style="normal" officeooo:rsid="01122b5c" style:font-style-asian="normal" style:font-style-complex="normal"/>
    </style:style>
    <style:style style:name="T75" style:family="text">
      <style:text-properties fo:font-style="normal" officeooo:rsid="0113f2dd" style:font-style-asian="normal" style:font-style-complex="normal"/>
    </style:style>
    <style:style style:name="T76" style:family="text">
      <style:text-properties fo:font-style="normal" officeooo:rsid="01155a42" style:font-style-asian="normal" style:font-style-complex="normal"/>
    </style:style>
    <style:style style:name="T77" style:family="text">
      <style:text-properties fo:font-style="normal" officeooo:rsid="0117f6e9" style:font-style-asian="normal" style:font-style-complex="normal"/>
    </style:style>
    <style:style style:name="T78" style:family="text">
      <style:text-properties fo:font-style="normal" officeooo:rsid="011cb535" style:font-style-asian="normal" style:font-style-complex="normal"/>
    </style:style>
    <style:style style:name="T79" style:family="text">
      <style:text-properties fo:font-style="normal" officeooo:rsid="0124d5d4" style:font-style-asian="normal" style:font-style-complex="normal"/>
    </style:style>
    <style:style style:name="T80" style:family="text">
      <style:text-properties fo:font-style="normal" officeooo:rsid="0125978f" style:font-style-asian="normal" style:font-style-complex="normal"/>
    </style:style>
    <style:style style:name="T81" style:family="text">
      <style:text-properties fo:font-style="normal" officeooo:rsid="01264cf0" style:font-style-asian="normal" style:font-style-complex="normal"/>
    </style:style>
    <style:style style:name="T82" style:family="text">
      <style:text-properties fo:font-style="normal" officeooo:rsid="01280768" style:font-style-asian="normal" style:font-style-complex="normal"/>
    </style:style>
    <style:style style:name="T83" style:family="text">
      <style:text-properties fo:font-style="normal" officeooo:rsid="012acd5b" style:font-style-asian="normal" style:font-style-complex="normal"/>
    </style:style>
    <style:style style:name="T84" style:family="text">
      <style:text-properties fo:font-style="normal" officeooo:rsid="012c5924" style:font-style-asian="normal" style:font-style-complex="normal"/>
    </style:style>
    <style:style style:name="T85" style:family="text">
      <style:text-properties fo:font-style="normal" officeooo:rsid="012c5d94" style:font-style-asian="normal" style:font-style-complex="normal"/>
    </style:style>
    <style:style style:name="T86" style:family="text">
      <style:text-properties fo:font-style="normal" officeooo:rsid="012cafb9" style:font-style-asian="normal" style:font-style-complex="normal"/>
    </style:style>
    <style:style style:name="T87" style:family="text">
      <style:text-properties fo:font-style="normal" officeooo:rsid="012cc5b9" style:font-style-asian="normal" style:font-style-complex="normal"/>
    </style:style>
    <style:style style:name="T88" style:family="text">
      <style:text-properties fo:font-style="normal" officeooo:rsid="012de85c" style:font-style-asian="normal" style:font-style-complex="normal"/>
    </style:style>
    <style:style style:name="T89" style:family="text">
      <style:text-properties fo:font-style="normal" officeooo:rsid="012e7114" style:font-style-asian="normal" style:font-style-complex="normal"/>
    </style:style>
    <style:style style:name="T90" style:family="text">
      <style:text-properties fo:font-style="normal" officeooo:rsid="012f746e" style:font-style-asian="normal" style:font-style-complex="normal"/>
    </style:style>
    <style:style style:name="T91" style:family="text">
      <style:text-properties fo:font-style="normal" officeooo:rsid="01302182" style:font-style-asian="normal" style:font-style-complex="normal"/>
    </style:style>
    <style:style style:name="T92" style:family="text">
      <style:text-properties fo:font-style="normal" officeooo:rsid="0131821b" style:font-style-asian="normal" style:font-style-complex="normal"/>
    </style:style>
    <style:style style:name="T93" style:family="text">
      <style:text-properties fo:font-style="normal" officeooo:rsid="01320ada" style:font-style-asian="normal" style:font-style-complex="normal"/>
    </style:style>
    <style:style style:name="T94" style:family="text">
      <style:text-properties fo:font-style="normal" officeooo:rsid="01343b29" style:font-style-asian="normal" style:font-style-complex="normal"/>
    </style:style>
    <style:style style:name="T95" style:family="text">
      <style:text-properties fo:font-style="normal" officeooo:rsid="01406973" style:font-style-asian="normal" style:font-style-complex="normal"/>
    </style:style>
    <style:style style:name="T96" style:family="text">
      <style:text-properties fo:font-style="normal" officeooo:rsid="01413756" style:font-style-asian="normal" style:font-style-complex="normal"/>
    </style:style>
    <style:style style:name="T97" style:family="text">
      <style:text-properties fo:font-style="normal" officeooo:rsid="0141d2a9" style:font-style-asian="normal" style:font-style-complex="normal"/>
    </style:style>
    <style:style style:name="T98" style:family="text">
      <style:text-properties fo:font-style="normal" officeooo:rsid="0142c14e" style:font-style-asian="normal" style:font-style-complex="normal"/>
    </style:style>
    <style:style style:name="T99" style:family="text">
      <style:text-properties fo:font-style="normal" officeooo:rsid="01456ebe" style:font-style-asian="normal" style:font-style-complex="normal"/>
    </style:style>
    <style:style style:name="T100" style:family="text">
      <style:text-properties fo:font-style="normal" officeooo:rsid="01498b3a" style:font-style-asian="normal" style:font-style-complex="normal"/>
    </style:style>
    <style:style style:name="T101" style:family="text">
      <style:text-properties fo:font-style="normal" officeooo:rsid="014a1668" style:font-style-asian="normal" style:font-style-complex="normal"/>
    </style:style>
    <style:style style:name="T102" style:family="text">
      <style:text-properties fo:font-style="normal" officeooo:rsid="014a5e54" style:font-style-asian="normal" style:font-style-complex="normal"/>
    </style:style>
    <style:style style:name="T103" style:family="text">
      <style:text-properties fo:font-style="normal" officeooo:rsid="014ac819" style:font-style-asian="normal" style:font-style-complex="normal"/>
    </style:style>
    <style:style style:name="T104" style:family="text">
      <style:text-properties fo:font-style="normal" officeooo:rsid="014d50bd" style:font-style-asian="normal" style:font-style-complex="normal"/>
    </style:style>
    <style:style style:name="T105" style:family="text">
      <style:text-properties fo:font-style="normal" officeooo:rsid="014dafc5" style:font-style-asian="normal" style:font-style-complex="normal"/>
    </style:style>
    <style:style style:name="T106" style:family="text">
      <style:text-properties fo:font-style="normal" officeooo:rsid="014f42e9" style:font-style-asian="normal" style:font-style-complex="normal"/>
    </style:style>
    <style:style style:name="T107" style:family="text">
      <style:text-properties fo:font-style="normal" officeooo:rsid="01505ff7" style:font-style-asian="normal" style:font-style-complex="normal"/>
    </style:style>
    <style:style style:name="T108" style:family="text">
      <style:text-properties fo:font-style="normal" officeooo:rsid="01525923" style:font-style-asian="normal" style:font-style-complex="normal"/>
    </style:style>
    <style:style style:name="T109" style:family="text">
      <style:text-properties fo:font-style="normal" officeooo:rsid="0153d3c4" style:font-style-asian="normal" style:font-style-complex="normal"/>
    </style:style>
    <style:style style:name="T110" style:family="text">
      <style:text-properties fo:font-style="normal" officeooo:rsid="0154ea64" style:font-style-asian="normal" style:font-style-complex="normal"/>
    </style:style>
    <style:style style:name="T111" style:family="text">
      <style:text-properties fo:font-style="normal" officeooo:rsid="01554ec1" style:font-style-asian="normal" style:font-style-complex="normal"/>
    </style:style>
    <style:style style:name="T112" style:family="text">
      <style:text-properties fo:font-style="normal" officeooo:rsid="015650ae" style:font-style-asian="normal" style:font-style-complex="normal"/>
    </style:style>
    <style:style style:name="T113" style:family="text">
      <style:text-properties fo:font-style="normal" officeooo:rsid="0157c12f" style:font-style-asian="normal" style:font-style-complex="normal"/>
    </style:style>
    <style:style style:name="T114" style:family="text">
      <style:text-properties fo:font-style="normal" officeooo:rsid="01581e04" style:font-style-asian="normal" style:font-style-complex="normal"/>
    </style:style>
    <style:style style:name="T115" style:family="text">
      <style:text-properties fo:font-style="normal" officeooo:rsid="0158e011" style:font-style-asian="normal" style:font-style-complex="normal"/>
    </style:style>
    <style:style style:name="T116" style:family="text">
      <style:text-properties fo:font-style="normal" officeooo:rsid="015923cf" style:font-style-asian="normal" style:font-style-complex="normal"/>
    </style:style>
    <style:style style:name="T117" style:family="text">
      <style:text-properties fo:font-style="normal" officeooo:rsid="0159dc50" style:font-style-asian="normal" style:font-style-complex="normal"/>
    </style:style>
    <style:style style:name="T118" style:family="text">
      <style:text-properties fo:font-style="normal" officeooo:rsid="015a049c" style:font-style-asian="normal" style:font-style-complex="normal"/>
    </style:style>
    <style:style style:name="T119" style:family="text">
      <style:text-properties fo:font-style="normal" officeooo:rsid="015b0191" style:font-style-asian="normal" style:font-style-complex="normal"/>
    </style:style>
    <style:style style:name="T120" style:family="text">
      <style:text-properties fo:font-style="normal" officeooo:rsid="015cab5b" style:font-style-asian="normal" style:font-style-complex="normal"/>
    </style:style>
    <style:style style:name="T121" style:family="text">
      <style:text-properties fo:font-style="normal" officeooo:rsid="015e7ea5" style:font-style-asian="normal" style:font-style-complex="normal"/>
    </style:style>
    <style:style style:name="T122" style:family="text">
      <style:text-properties fo:font-style="normal" officeooo:rsid="015fa2df" style:font-style-asian="normal" style:font-style-complex="normal"/>
    </style:style>
    <style:style style:name="T123" style:family="text">
      <style:text-properties fo:font-style="normal" officeooo:rsid="01601b8e" style:font-style-asian="normal" style:font-style-complex="normal"/>
    </style:style>
    <style:style style:name="T124" style:family="text">
      <style:text-properties fo:font-style="normal" officeooo:rsid="0161b817" style:font-style-asian="normal" style:font-style-complex="normal"/>
    </style:style>
    <style:style style:name="T125" style:family="text">
      <style:text-properties fo:font-style="normal" officeooo:rsid="01622166" style:font-style-asian="normal" style:font-style-complex="normal"/>
    </style:style>
    <style:style style:name="T126" style:family="text">
      <style:text-properties fo:font-style="normal" officeooo:rsid="0162f6b5" style:font-style-asian="normal" style:font-style-complex="normal"/>
    </style:style>
    <style:style style:name="T127" style:family="text">
      <style:text-properties fo:font-style="normal" officeooo:rsid="01639146" style:font-style-asian="normal" style:font-style-complex="normal"/>
    </style:style>
    <style:style style:name="T128" style:family="text">
      <style:text-properties fo:font-style="normal" officeooo:rsid="0163c42d" style:font-style-asian="normal" style:font-style-complex="normal"/>
    </style:style>
    <style:style style:name="T129" style:family="text">
      <style:text-properties fo:font-style="normal" officeooo:rsid="0165148a" style:font-style-asian="normal" style:font-style-complex="normal"/>
    </style:style>
    <style:style style:name="T130" style:family="text">
      <style:text-properties fo:font-style="normal" officeooo:rsid="01666135" style:font-style-asian="normal" style:font-style-complex="normal"/>
    </style:style>
    <style:style style:name="T131" style:family="text">
      <style:text-properties fo:font-style="normal" officeooo:rsid="01676483" style:font-style-asian="normal" style:font-style-complex="normal"/>
    </style:style>
    <style:style style:name="T132" style:family="text">
      <style:text-properties fo:font-style="normal" officeooo:rsid="01676df8" style:font-style-asian="normal" style:font-style-complex="normal"/>
    </style:style>
    <style:style style:name="T133" style:family="text">
      <style:text-properties fo:font-style="normal" officeooo:rsid="01684d9f" style:font-style-asian="normal" style:font-style-complex="normal"/>
    </style:style>
    <style:style style:name="T134" style:family="text">
      <style:text-properties fo:font-style="normal" officeooo:rsid="016875fd" style:font-style-asian="normal" style:font-style-complex="normal"/>
    </style:style>
    <style:style style:name="T135" style:family="text">
      <style:text-properties fo:font-style="normal" officeooo:rsid="016a69a0" style:font-style-asian="normal" style:font-style-complex="normal"/>
    </style:style>
    <style:style style:name="T136" style:family="text">
      <style:text-properties fo:font-style="normal" officeooo:rsid="016c10e3" style:font-style-asian="normal" style:font-style-complex="normal"/>
    </style:style>
    <style:style style:name="T137" style:family="text">
      <style:text-properties fo:font-style="normal" officeooo:rsid="016d7e6d" style:font-style-asian="normal" style:font-style-complex="normal"/>
    </style:style>
    <style:style style:name="T138" style:family="text">
      <style:text-properties fo:font-style="normal" officeooo:rsid="016db659" style:font-style-asian="normal" style:font-style-complex="normal"/>
    </style:style>
    <style:style style:name="T139" style:family="text">
      <style:text-properties fo:font-style="normal" officeooo:rsid="016deea4" style:font-style-asian="normal" style:font-style-complex="normal"/>
    </style:style>
    <style:style style:name="T140" style:family="text">
      <style:text-properties fo:font-style="normal" officeooo:rsid="016f8245" style:font-style-asian="normal" style:font-style-complex="normal"/>
    </style:style>
    <style:style style:name="T141" style:family="text">
      <style:text-properties fo:font-style="normal" officeooo:rsid="016ff233" style:font-style-asian="normal" style:font-style-complex="normal"/>
    </style:style>
    <style:style style:name="T142" style:family="text">
      <style:text-properties fo:font-style="normal" officeooo:rsid="01700329" style:font-style-asian="normal" style:font-style-complex="normal"/>
    </style:style>
    <style:style style:name="T143" style:family="text">
      <style:text-properties fo:font-style="normal" officeooo:rsid="01707da5" style:font-style-asian="normal" style:font-style-complex="normal"/>
    </style:style>
    <style:style style:name="T144" style:family="text">
      <style:text-properties fo:font-style="normal" officeooo:rsid="0171a296" style:font-style-asian="normal" style:font-style-complex="normal"/>
    </style:style>
    <style:style style:name="T145" style:family="text">
      <style:text-properties fo:font-style="normal" officeooo:rsid="01729511" style:font-style-asian="normal" style:font-style-complex="normal"/>
    </style:style>
    <style:style style:name="T146" style:family="text">
      <style:text-properties fo:font-style="normal" officeooo:rsid="0172bb12" style:font-style-asian="normal" style:font-style-complex="normal"/>
    </style:style>
    <style:style style:name="T147" style:family="text">
      <style:text-properties fo:font-style="normal" officeooo:rsid="01738d63" style:font-style-asian="normal" style:font-style-complex="normal"/>
    </style:style>
    <style:style style:name="T148" style:family="text">
      <style:text-properties fo:font-style="normal" officeooo:rsid="01750f69" style:font-style-asian="normal" style:font-style-complex="normal"/>
    </style:style>
    <style:style style:name="T149" style:family="text">
      <style:text-properties fo:font-style="normal" officeooo:rsid="017639d3" style:font-style-asian="normal" style:font-style-complex="normal"/>
    </style:style>
    <style:style style:name="T150" style:family="text">
      <style:text-properties fo:font-style="normal" officeooo:rsid="0177dd2b" style:font-style-asian="normal" style:font-style-complex="normal"/>
    </style:style>
    <style:style style:name="T151" style:family="text">
      <style:text-properties fo:font-style="normal" officeooo:rsid="01793292" style:font-style-asian="normal" style:font-style-complex="normal"/>
    </style:style>
    <style:style style:name="T152" style:family="text">
      <style:text-properties fo:font-style="normal" officeooo:rsid="017aa762" style:font-style-asian="normal" style:font-style-complex="normal"/>
    </style:style>
    <style:style style:name="T153" style:family="text">
      <style:text-properties fo:font-style="normal" officeooo:rsid="017c9709" style:font-style-asian="normal" style:font-style-complex="normal"/>
    </style:style>
    <style:style style:name="T154" style:family="text">
      <style:text-properties fo:font-style="normal" officeooo:rsid="017e21e9" style:font-style-asian="normal" style:font-style-complex="normal"/>
    </style:style>
    <style:style style:name="T155" style:family="text">
      <style:text-properties fo:font-style="normal" officeooo:rsid="017eae57" style:font-style-asian="normal" style:font-style-complex="normal"/>
    </style:style>
    <style:style style:name="T156" style:family="text">
      <style:text-properties fo:font-style="normal" officeooo:rsid="01809bf4" style:font-style-asian="normal" style:font-style-complex="normal"/>
    </style:style>
    <style:style style:name="T157" style:family="text">
      <style:text-properties fo:font-style="normal" officeooo:rsid="0181bb50" style:font-style-asian="normal" style:font-style-complex="normal"/>
    </style:style>
    <style:style style:name="T158" style:family="text">
      <style:text-properties fo:font-style="normal" officeooo:rsid="01831467" style:font-style-asian="normal" style:font-style-complex="normal"/>
    </style:style>
    <style:style style:name="T159" style:family="text">
      <style:text-properties fo:font-style="normal" officeooo:rsid="018568e2" style:font-style-asian="normal" style:font-style-complex="normal"/>
    </style:style>
    <style:style style:name="T160" style:family="text">
      <style:text-properties fo:font-style="normal" officeooo:rsid="0185876b" style:font-style-asian="normal" style:font-style-complex="normal"/>
    </style:style>
    <style:style style:name="T161" style:family="text">
      <style:text-properties fo:font-style="normal" officeooo:rsid="01c6203e" style:font-style-asian="normal" style:font-style-complex="normal"/>
    </style:style>
    <style:style style:name="T162" style:family="text">
      <style:text-properties fo:font-style="normal" officeooo:rsid="01c7368b" style:font-style-asian="normal" style:font-style-complex="normal"/>
    </style:style>
    <style:style style:name="T163" style:family="text">
      <style:text-properties fo:font-style="normal" officeooo:rsid="01ca9a24" style:font-style-asian="normal" style:font-style-complex="normal"/>
    </style:style>
    <style:style style:name="T164" style:family="text">
      <style:text-properties fo:font-style="normal" officeooo:rsid="01cc27af" style:font-style-asian="normal" style:font-style-complex="normal"/>
    </style:style>
    <style:style style:name="T165" style:family="text">
      <style:text-properties fo:font-style="normal" officeooo:rsid="01cd6a33" style:font-style-asian="normal" style:font-style-complex="normal"/>
    </style:style>
    <style:style style:name="T166" style:family="text">
      <style:text-properties fo:font-style="normal" officeooo:rsid="01d02bf3" style:font-style-asian="normal" style:font-style-complex="normal"/>
    </style:style>
    <style:style style:name="T167" style:family="text">
      <style:text-properties fo:font-style="normal" officeooo:rsid="01d12c15" style:font-style-asian="normal" style:font-style-complex="normal"/>
    </style:style>
    <style:style style:name="T168" style:family="text">
      <style:text-properties fo:font-style="normal" officeooo:rsid="01d2202f" style:font-style-asian="normal" style:font-style-complex="normal"/>
    </style:style>
    <style:style style:name="T169" style:family="text">
      <style:text-properties fo:font-style="normal" officeooo:rsid="01d2fe53" style:font-style-asian="normal" style:font-style-complex="normal"/>
    </style:style>
    <style:style style:name="T170" style:family="text">
      <style:text-properties fo:font-style="normal" officeooo:rsid="01d7d4c4" style:font-style-asian="normal" style:font-style-complex="normal"/>
    </style:style>
    <style:style style:name="T171" style:family="text">
      <style:text-properties fo:font-style="normal" officeooo:rsid="01d8726e" style:font-style-asian="normal" style:font-style-complex="normal"/>
    </style:style>
    <style:style style:name="T172" style:family="text">
      <style:text-properties fo:font-style="normal" officeooo:rsid="01da3871" style:font-style-asian="normal" style:font-style-complex="normal"/>
    </style:style>
    <style:style style:name="T173" style:family="text">
      <style:text-properties fo:font-style="normal" officeooo:rsid="01dc2ed9" style:font-style-asian="normal" style:font-style-complex="normal"/>
    </style:style>
    <style:style style:name="T174" style:family="text">
      <style:text-properties fo:font-style="normal" officeooo:rsid="01dce7e0" style:font-style-asian="normal" style:font-style-complex="normal"/>
    </style:style>
    <style:style style:name="T175" style:family="text">
      <style:text-properties fo:font-style="normal" officeooo:rsid="01de64a4" style:font-style-asian="normal" style:font-style-complex="normal"/>
    </style:style>
    <style:style style:name="T176" style:family="text">
      <style:text-properties fo:font-style="normal" officeooo:rsid="01dff569" style:font-style-asian="normal" style:font-style-complex="normal"/>
    </style:style>
    <style:style style:name="T177" style:family="text">
      <style:text-properties fo:font-style="normal" officeooo:rsid="01e1f0a5" style:font-style-asian="normal" style:font-style-complex="normal"/>
    </style:style>
    <style:style style:name="T178" style:family="text">
      <style:text-properties fo:font-style="normal" officeooo:rsid="01e3867e" style:font-style-asian="normal" style:font-style-complex="normal"/>
    </style:style>
    <style:style style:name="T179" style:family="text">
      <style:text-properties fo:font-style="normal" officeooo:rsid="01e45e2c" style:font-style-asian="normal" style:font-style-complex="normal"/>
    </style:style>
    <style:style style:name="T180" style:family="text">
      <style:text-properties fo:font-style="normal" officeooo:rsid="01e49b10" style:font-style-asian="normal" style:font-style-complex="normal"/>
    </style:style>
    <style:style style:name="T181" style:family="text">
      <style:text-properties fo:font-style="normal" officeooo:rsid="01ecd0be" style:font-style-asian="normal" style:font-style-complex="normal"/>
    </style:style>
    <style:style style:name="T182" style:family="text">
      <style:text-properties fo:font-style="normal" officeooo:rsid="01ed23c3" style:font-style-asian="normal" style:font-style-complex="normal"/>
    </style:style>
    <style:style style:name="T183" style:family="text">
      <style:text-properties fo:font-style="normal" officeooo:rsid="01ed3219" style:font-style-asian="normal" style:font-style-complex="normal"/>
    </style:style>
    <style:style style:name="T184" style:family="text">
      <style:text-properties fo:font-style="normal" officeooo:rsid="0036ff98" style:font-style-asian="normal" style:font-style-complex="normal"/>
    </style:style>
    <style:style style:name="T185" style:family="text">
      <style:text-properties fo:font-style="normal" officeooo:rsid="01ef1408" style:font-style-asian="normal" style:font-style-complex="normal"/>
    </style:style>
    <style:style style:name="T186" style:family="text">
      <style:text-properties fo:font-style="normal" officeooo:rsid="01f096a1" style:font-style-asian="normal" style:font-style-complex="normal"/>
    </style:style>
    <style:style style:name="T187" style:family="text">
      <style:text-properties fo:font-style="normal" officeooo:rsid="01f34d98" style:font-style-asian="normal" style:font-style-complex="normal"/>
    </style:style>
    <style:style style:name="T188" style:family="text">
      <style:text-properties fo:font-style="normal" officeooo:rsid="01f49f67" style:font-style-asian="normal" style:font-style-complex="normal"/>
    </style:style>
    <style:style style:name="T189" style:family="text">
      <style:text-properties fo:font-style="normal" officeooo:rsid="01f65928" style:font-style-asian="normal" style:font-style-complex="normal"/>
    </style:style>
    <style:style style:name="T190" style:family="text">
      <style:text-properties fo:font-style="normal" officeooo:rsid="01facc16" style:font-style-asian="normal" style:font-style-complex="normal"/>
    </style:style>
    <style:style style:name="T191" style:family="text">
      <style:text-properties fo:font-style="normal" officeooo:rsid="01fda749" style:font-style-asian="normal" style:font-style-complex="normal"/>
    </style:style>
    <style:style style:name="T192" style:family="text">
      <style:text-properties fo:font-style="normal" officeooo:rsid="01ffc2cd" style:font-style-asian="normal" style:font-style-complex="normal"/>
    </style:style>
    <style:style style:name="T193" style:family="text">
      <style:text-properties fo:font-style="normal" officeooo:rsid="02011314" style:font-style-asian="normal" style:font-style-complex="normal"/>
    </style:style>
    <style:style style:name="T194" style:family="text">
      <style:text-properties fo:font-style="normal" officeooo:rsid="0204a483" style:font-style-asian="normal" style:font-style-complex="normal"/>
    </style:style>
    <style:style style:name="T195" style:family="text">
      <style:text-properties fo:font-style="normal" officeooo:rsid="0205a721" style:font-style-asian="normal" style:font-style-complex="normal"/>
    </style:style>
    <style:style style:name="T196" style:family="text">
      <style:text-properties fo:font-style="normal" officeooo:rsid="0206a536" style:font-style-asian="normal" style:font-style-complex="normal"/>
    </style:style>
    <style:style style:name="T197" style:family="text">
      <style:text-properties fo:font-style="normal" officeooo:rsid="02072421" style:font-style-asian="normal" style:font-style-complex="normal"/>
    </style:style>
    <style:style style:name="T198" style:family="text">
      <style:text-properties fo:font-style="normal" officeooo:rsid="02074aa2" style:font-style-asian="normal" style:font-style-complex="normal"/>
    </style:style>
    <style:style style:name="T199" style:family="text">
      <style:text-properties fo:font-style="normal" officeooo:rsid="0209348d" style:font-style-asian="normal" style:font-style-complex="normal"/>
    </style:style>
    <style:style style:name="T200" style:family="text">
      <style:text-properties fo:font-style="normal" officeooo:rsid="020b9c1b" style:font-style-asian="normal" style:font-style-complex="normal"/>
    </style:style>
    <style:style style:name="T201" style:family="text">
      <style:text-properties fo:font-style="normal" officeooo:rsid="020c716a" style:font-style-asian="normal" style:font-style-complex="normal"/>
    </style:style>
    <style:style style:name="T202" style:family="text">
      <style:text-properties fo:font-style="normal" officeooo:rsid="020e1cbb" style:font-style-asian="normal" style:font-style-complex="normal"/>
    </style:style>
    <style:style style:name="T203" style:family="text">
      <style:text-properties fo:font-style="normal" officeooo:rsid="0221f216" style:font-style-asian="normal" style:font-style-complex="normal"/>
    </style:style>
    <style:style style:name="T204" style:family="text">
      <style:text-properties fo:font-style="normal" officeooo:rsid="0223ce2b" style:font-style-asian="normal" style:font-style-complex="normal"/>
    </style:style>
    <style:style style:name="T205" style:family="text">
      <style:text-properties fo:font-style="normal" officeooo:rsid="02248b3b" style:font-style-asian="normal" style:font-style-complex="normal"/>
    </style:style>
    <style:style style:name="T206" style:family="text">
      <style:text-properties fo:font-style="normal" officeooo:rsid="02266ed4" style:font-style-asian="normal" style:font-style-complex="normal"/>
    </style:style>
    <style:style style:name="T207" style:family="text">
      <style:text-properties fo:font-style="normal" officeooo:rsid="022a63e6" style:font-style-asian="normal" style:font-style-complex="normal"/>
    </style:style>
    <style:style style:name="T208" style:family="text">
      <style:text-properties fo:font-style="normal" officeooo:rsid="022c63c0" style:font-style-asian="normal" style:font-style-complex="normal"/>
    </style:style>
    <style:style style:name="T209" style:family="text">
      <style:text-properties fo:font-style="normal" officeooo:rsid="022e349c" style:font-style-asian="normal" style:font-style-complex="normal"/>
    </style:style>
    <style:style style:name="T210" style:family="text">
      <style:text-properties fo:font-style="normal" officeooo:rsid="022ff0e2" style:font-style-asian="normal" style:font-style-complex="normal"/>
    </style:style>
    <style:style style:name="T211" style:family="text">
      <style:text-properties fo:font-style="normal" officeooo:rsid="02305a41" style:font-style-asian="normal" style:font-style-complex="normal"/>
    </style:style>
    <style:style style:name="T212" style:family="text">
      <style:text-properties fo:font-style="normal" officeooo:rsid="02314166" style:font-style-asian="normal" style:font-style-complex="normal"/>
    </style:style>
    <style:style style:name="T213" style:family="text">
      <style:text-properties officeooo:rsid="00c72c0a"/>
    </style:style>
    <style:style style:name="T214" style:family="text">
      <style:text-properties officeooo:rsid="00cb1043"/>
    </style:style>
    <style:style style:name="T215" style:family="text">
      <style:text-properties officeooo:rsid="00d7d285"/>
    </style:style>
    <style:style style:name="T216" style:family="text">
      <style:text-properties officeooo:rsid="00e713ca"/>
    </style:style>
    <style:style style:name="T217" style:family="text">
      <style:text-properties officeooo:rsid="00e86b3a"/>
    </style:style>
    <style:style style:name="T218" style:family="text">
      <style:text-properties officeooo:rsid="00ef1a30"/>
    </style:style>
    <style:style style:name="T219" style:family="text">
      <style:text-properties officeooo:rsid="00f566c5"/>
    </style:style>
    <style:style style:name="T220" style:family="text">
      <style:text-properties officeooo:rsid="00f69337"/>
    </style:style>
    <style:style style:name="T221" style:family="text">
      <style:text-properties officeooo:rsid="00f85efa"/>
    </style:style>
    <style:style style:name="T222" style:family="text">
      <style:text-properties officeooo:rsid="00fb11f1"/>
    </style:style>
    <style:style style:name="T223" style:family="text">
      <style:text-properties officeooo:rsid="00fda7b9"/>
    </style:style>
    <style:style style:name="T224" style:family="text">
      <style:text-properties officeooo:rsid="00ff88f0"/>
    </style:style>
    <style:style style:name="T225" style:family="text">
      <style:text-properties officeooo:rsid="0101ae22"/>
    </style:style>
    <style:style style:name="T226" style:family="text">
      <style:text-properties officeooo:rsid="0145eeb3"/>
    </style:style>
    <style:style style:name="T227" style:family="text">
      <style:text-properties officeooo:rsid="0186515a"/>
    </style:style>
    <style:style style:name="T228" style:family="text">
      <style:text-properties officeooo:rsid="01880180"/>
    </style:style>
    <style:style style:name="T229" style:family="text">
      <style:text-properties officeooo:rsid="018b4be3"/>
    </style:style>
    <style:style style:name="T230" style:family="text">
      <style:text-properties officeooo:rsid="019010f9"/>
    </style:style>
    <style:style style:name="T231" style:family="text">
      <style:text-properties officeooo:rsid="0193b9c1"/>
    </style:style>
    <style:style style:name="T232" style:family="text">
      <style:text-properties officeooo:rsid="01979a3e"/>
    </style:style>
    <style:style style:name="T233" style:family="text">
      <style:text-properties officeooo:rsid="019910c3"/>
    </style:style>
    <style:style style:name="T234" style:family="text">
      <style:text-properties officeooo:rsid="019c7c49"/>
    </style:style>
    <style:style style:name="T235" style:family="text">
      <style:text-properties officeooo:rsid="01a199dc"/>
    </style:style>
    <style:style style:name="T236" style:family="text">
      <style:text-properties officeooo:rsid="01a2a094"/>
    </style:style>
    <style:style style:name="T237" style:family="text">
      <style:text-properties officeooo:rsid="01a2ecb6"/>
    </style:style>
    <style:style style:name="T238" style:family="text">
      <style:text-properties officeooo:rsid="01aa3a5f"/>
    </style:style>
    <style:style style:name="T239" style:family="text">
      <style:text-properties officeooo:rsid="01ad5427"/>
    </style:style>
    <style:style style:name="T240" style:family="text">
      <style:text-properties officeooo:rsid="01afe38c"/>
    </style:style>
    <style:style style:name="T241" style:family="text">
      <style:text-properties officeooo:rsid="01b7b5db"/>
    </style:style>
    <style:style style:name="T242" style:family="text">
      <style:text-properties officeooo:rsid="01b83f42"/>
    </style:style>
    <style:style style:name="T243" style:family="text">
      <style:text-properties officeooo:rsid="01b9b3eb"/>
    </style:style>
    <style:style style:name="T244" style:family="text">
      <style:text-properties officeooo:rsid="01bf69bf"/>
    </style:style>
    <style:style style:name="T245" style:family="text">
      <style:text-properties officeooo:rsid="01e547c0"/>
    </style:style>
    <style:style style:name="T246" style:family="text">
      <style:text-properties officeooo:rsid="01e5a0d7"/>
    </style:style>
    <style:style style:name="T247" style:family="text">
      <style:text-properties officeooo:rsid="01e8f427"/>
    </style:style>
    <style:style style:name="T248" style:family="text">
      <style:text-properties officeooo:rsid="01eaed1d"/>
    </style:style>
    <style:style style:name="T249" style:family="text">
      <style:text-properties officeooo:rsid="01ee3cec"/>
    </style:style>
    <style:style style:name="T250" style:family="text">
      <style:text-properties officeooo:rsid="01f7ca60"/>
    </style:style>
    <style:style style:name="T251" style:family="text">
      <style:text-properties officeooo:rsid="02135b53"/>
    </style:style>
    <style:style style:name="T252" style:family="text">
      <style:text-properties officeooo:rsid="021716e7"/>
    </style:style>
    <style:style style:name="T253" style:family="text">
      <style:text-properties officeooo:rsid="021f067f"/>
    </style:style>
    <style:style style:name="T254" style:family="text">
      <style:text-properties officeooo:rsid="0221f216"/>
    </style:style>
    <style:style style:name="T255" style:family="text">
      <style:text-properties officeooo:rsid="0232f9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2">Chapter 1</text:h>
      <text:p text:style-name="P1"><text:tab/>“<text:span text:style-name="T1">The summoning is complete.”</text:span></text:p>
      <text:p text:style-name="P1"><text:tab/><text:span text:style-name="T1">That was not the kind of wake up call I was expecting. Half a dozen robed people, mages I assume, circled me and three others. We were in a stone room lit with torches and only decorated by the intricate glowing runes on the floor. The robed summoners began filing out while my 5 fellows were looking around trying to understand what was happening. This might be the first time I’ve been kidnapped in a group.</text:span></text:p>
      <text:p text:style-name="P1"><text:tab/><text:span text:style-name="T2">I was more concerned with checking my body though. Two arms, two legs, ten fingers and toes. A lovely sundress and the body of a cute asian girl in her mid 20’s. Everything was familiar, but it was also wrong except for the white hair hanging down to my shoulders. This was not the body I was sleeping in, it was the one I use to pass for a human. Even worse, I have the suspicion that I can’t change forms but I dearly hope that’s just my imagination.</text:span></text:p>
      <text:p text:style-name="P1"><text:tab/>“<text:span text:style-name="T3">What is going on? Where are we?” asked the only male member of our group. I sidle up behind him and make sure he’s between me and the remaining mage. If he’s willing to take the lead, I’m willing to let him be my shield.</text:span></text:p>
      <text:p text:style-name="P1"><text:tab/>“<text:span text:style-name="T4">Your questions will be answered in time, heroes.” replied the mage before gesturing for us to follow, “If you will follow me I will show you to your accommodations.” He dodged every question posed to us as we followed him through cramped dark passages until we reached a pair of double doors with guards in plate mail on either side. Our accommodations turned out to be a large suite with more than enough bedrooms for each of us and a common area. Not terrible, but it falls short of modern standards by several centuries.</text:span></text:p>
      <text:p text:style-name="P1"><text:tab/><text:span text:style-name="T5">While my companions get to know each other, I look through the bookcase. I doubt any of the books are trustworthy, but the choice of books itself can tell me a lot about our captors. Most of them seem to be about history and heroes, but none them are written in a language I know. </text:span><text:span text:style-name="T7">Why can I still read them? Did they know I would be able to read them?</text:span></text:p>
      <text:p text:style-name="P2"><text:tab/>“<text:span text:style-name="T50">Anything interesting?” asked the man from my side. I didn’t even notice him approach and have to force down my instinct to jump away. Another thing to add to my growing list of worries.</text:span></text:p>
      <text:p text:style-name="P2"><text:tab/>“<text:span text:style-name="T51">What is the title of this book?” I asked of the book in my hand.</text:span></text:p>
      <text:p text:style-name="P2"><text:tab/>“’<text:span text:style-name="T8">The History of </text:span><text:span text:style-name="T11">the </text:span><text:span text:style-name="T12">Barotis</text:span><text:span text:style-name="T11"> Empire</text:span><text:span text:style-name="T8">.’ </text:span><text:span text:style-name="T52">Why?”</text:span></text:p>
      <text:p text:style-name="P2"><text:tab/>“<text:span text:style-name="T53">It’s not written in English, but for some reason we can still read it.” I stared at the book before realizing the situation. I need allies. “I’m sorry, this situation has me a little rattled. I’m Kim.”</text:span></text:p>
      <text:p text:style-name="P2"><text:tab/>“<text:span text:style-name="T54">You can call me Tom.” he extends his hand and smiles, “I’m confident we can get through this together.” I paste a smile on my face and shake his hand. </text:span><text:span text:style-name="T9">Yeah, good luck with that confidence.</text:span><text:span text:style-name="T55"> The two women, Megan and Alex, were also far less worried than they should be. </text:span><text:span text:style-name="T9">I can already feel </text:span><text:span text:style-name="T10">my eye twitching.</text:span></text:p>
      <text:p text:style-name="P2"><text:soft-page-break/><text:span text:style-name="T10"><text:tab/></text:span><text:span text:style-name="T56">Our wait ended far quicker than it felt like with a knock on the door. Tom answered and ushered in a steward. “I hope the accommodations are to your liking, heroes.” he states, “I’m sure you have many question. Please allow me to explain first as it may provide many of the answers you seek.” He sighs and with a frown launches into a heart wrenching tale of a kingdom besieged by monsters and their struggle to survive. As a means of survival they developed a means to summon heroes from another world and have been doing so for centuries just to hold back the tides. </text:span><text:span text:style-name="T13">Apparently, we are the latest victims, </text:span><text:span text:style-name="T14">but my companions have bought the story.</text:span></text:p>
      <text:p text:style-name="P5"><text:tab/>“Why do you summon people from another world? Wouldn’t people from this world be more prepared?” I ask with curiosity.</text:p>
      <text:p text:style-name="P2"><text:tab/>“<text:span text:style-name="T57">That is true but heroes are able to gain levels and skill quickly. You will quickly exceed the strength of anyone from this world.”</text:span></text:p>
      <text:p text:style-name="P2"><text:tab/>“<text:span text:style-name="T58">What are levels?” asked Alex.</text:span></text:p>
      <text:p text:style-name="P2"><text:tab/>“<text:span text:style-name="T59">They are a measure of power and part of the natural order of the world. As I understand it, summoned heroes are from a world without a system. I assume that’s true of yourselves as well.” the steward explains, “If you would, please say the word ‘status’ with the intent to receive information about yourself.”</text:span></text:p>
      <text:p text:style-name="P2"><text:tab/><text:span text:style-name="T60">First Tom, then Alex and finally Megan follow the man’s instructions only to get surprised by something. I follow suit and am surprised as well when a floating screen on information appears before m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Name</text:p>
          </table:table-cell>
          <table:table-cell table:style-name="Table1.A1" office:value-type="string">
            <text:p text:style-name="P18">Akemi Kobayashi</text:p>
          </table:table-cell>
          <table:table-cell table:style-name="Table1.A1" office:value-type="string">
            <text:p text:style-name="P21">Level</text:p>
          </table:table-cell>
          <table:table-cell table:style-name="Table1.D1" office:value-type="string">
            <text:p text:style-name="P21">1</text:p>
          </table:table-cell>
        </table:table-row>
        <table:table-row>
          <table:table-cell table:style-name="Table1.A2" office:value-type="string">
            <text:p text:style-name="P21">Title</text:p>
          </table:table-cell>
          <table:table-cell table:style-name="Table1.A2" office:value-type="string">
            <text:p text:style-name="P30">Summoned Hero</text:p>
          </table:table-cell>
          <table:table-cell table:style-name="Table1.A2" office:value-type="string">
            <text:p text:style-name="P21">Class</text:p>
          </table:table-cell>
          <table:table-cell table:style-name="Table1.D2" office:value-type="string">
            <text:p text:style-name="P21">None</text:p>
          </table:table-cell>
        </table:table-row>
        <table:table-row>
          <table:table-cell table:style-name="Table1.D2" table:number-columns-spanned="4" office:value-type="string">
            <text:p text:style-name="P21"/>
          </table:table-cell>
          <table:covered-table-cell/>
          <table:covered-table-cell/>
          <table:covered-table-cell/>
        </table:table-row>
        <table:table-row>
          <table:table-cell table:style-name="Table1.A2" office:value-type="string">
            <text:p text:style-name="P24">Vitality</text:p>
          </table:table-cell>
          <table:table-cell table:style-name="Table1.A2" office:value-type="string">
            <text:p text:style-name="P24">10</text:p>
          </table:table-cell>
          <table:table-cell table:style-name="Table1.A2" office:value-type="string">
            <text:p text:style-name="P24">Endurance</text:p>
          </table:table-cell>
          <table:table-cell table:style-name="Table1.D2" office:value-type="string">
            <text:p text:style-name="P24">10</text:p>
          </table:table-cell>
        </table:table-row>
        <table:table-row>
          <table:table-cell table:style-name="Table1.A2" office:value-type="string">
            <text:p text:style-name="P24">Strength</text:p>
          </table:table-cell>
          <table:table-cell table:style-name="Table1.A2" office:value-type="string">
            <text:p text:style-name="P24">10</text:p>
          </table:table-cell>
          <table:table-cell table:style-name="Table1.A2" office:value-type="string">
            <text:p text:style-name="P24">Dexterity</text:p>
          </table:table-cell>
          <table:table-cell table:style-name="Table1.D2" office:value-type="string">
            <text:p text:style-name="P24">10</text:p>
          </table:table-cell>
        </table:table-row>
        <table:table-row>
          <table:table-cell table:style-name="Table1.A2" office:value-type="string">
            <text:p text:style-name="P36">Wi<text:span text:style-name="T218">llpower</text:span></text:p>
          </table:table-cell>
          <table:table-cell table:style-name="Table1.A2" office:value-type="string">
            <text:p text:style-name="P24">1<text:span text:style-name="T218">0</text:span></text:p>
          </table:table-cell>
          <table:table-cell table:style-name="Table1.A2" office:value-type="string">
            <text:p text:style-name="P36">Intelligence</text:p>
          </table:table-cell>
          <table:table-cell table:style-name="Table1.D2" office:value-type="string">
            <text:p text:style-name="P24">10</text:p>
          </table:table-cell>
        </table:table-row>
        <table:table-row>
          <table:table-cell table:style-name="Table1.D2" table:number-columns-spanned="4" office:value-type="string">
            <text:p text:style-name="P24"/>
          </table:table-cell>
          <table:covered-table-cell/>
          <table:covered-table-cell/>
          <table:covered-table-cell/>
        </table:table-row>
        <table:table-row>
          <table:table-cell table:style-name="Table1.A2" office:value-type="string">
            <text:p text:style-name="P27">Skills</text:p>
          </table:table-cell>
          <table:table-cell table:style-name="Table1.D2" table:number-columns-spanned="3" office:value-type="string">
            <text:p text:style-name="P33">[Universal Translator]</text:p>
          </table:table-cell>
          <table:covered-table-cell/>
          <table:covered-table-cell/>
        </table:table-row>
        <table:table-row>
          <table:table-cell table:style-name="Table1.A2" office:value-type="string">
            <text:p text:style-name="P27">Effects</text:p>
          </table:table-cell>
          <table:table-cell table:style-name="Table1.D2" table:number-columns-spanned="3" office:value-type="string">
            <text:p text:style-name="P27">[Blessing of Hecate]</text:p>
          </table:table-cell>
          <table:covered-table-cell/>
          <table:covered-table-cell/>
        </table:table-row>
      </table:table>
      <text:p text:style-name="P2"/>
      <text:p text:style-name="P10"><text:span text:style-name="T61"><text:tab/></text:span><text:span text:style-name="T15">What is this? What am I looking at? </text:span><text:span text:style-name="T62">While the I was curious about the entire thing, the [Blessing of Hecate] had most of my attention. Hecate was one humanity’s ancient goddesses that I had the luck to run into after getting banished nearly a century ago. I have yet to decide whether it was good luck or bad meeting her. She helped me return to Earth but also forced me into her service. It would be great if I had more information on this blessing and the system.</text:span></text:p>
      <text:p text:style-name="Skills">[Blessing of Hecate]</text:p>
      <text:p text:style-name="P42"><text:soft-page-break/>Good job, Kim! You’ve taken your first step on a new adventure! The world you are now in had been stealing people from so I snuck you into the latest batch to investigate. It’s a fascinating artificial world with record keeping system governing the entire thing. <text:span text:style-name="T213">Your shape shifting wouldn’t have fooled it so I made you a prosthetic body. If it gets destroyed your true body should just pop out, but I recommend you use it to get a better idea of what the system does first.</text:span></text:p>
      <text:p text:style-name="P43">Love,</text:p>
      <text:p text:style-name="P43">Kate</text:p>
      <text:p text:style-name="Text_20_body"><text:tab/><text:span text:style-name="T214">Despite my annoyance, I could feel the tension leaving my body. The fact that my kidnappers weren’t responsible for my current weakness was a great relief. Biding my time was a simple matter than I thought and the novelty of this situation intrigued me. I paid no more attention to the steward or the questions asked of him until he invited us to dinner.</text:span></text:p>
      <text:p text:style-name="Text_20_body"><text:tab/><text:span text:style-name="T215">The food was plain but the drink was good. We were seated with a few other people that had a high social standing but not quite nobility. They were introduced but with the new body I lost my previous alcohol tolerance. Most of the details were lost to the wine including the events that led to me laying with Tom. For whatever reason I still don’t need to sleep and get to feel the coming hangover as it forms.</text:span></text:p>
      <text:p text:style-name="Text_20_body"><text:tab/><text:span text:style-name="T6">“</text:span><text:span text:style-name="T16">You have gained the skill [</text:span><text:span text:style-name="T26">L</text:span><text:span text:style-name="T16">ovemaking]!”</text:span></text:p>
      <text:p text:style-name="Text_20_body"><text:span text:style-name="T63"><text:tab/></text:span><text:span text:style-name="T16">Right, the system keeps records… of everything…</text:span><text:span text:style-name="T17"> I guess it’s a compliment?</text:span></text:p>
      <text:p text:style-name="P44">[<text:span text:style-name="T221">Lo</text:span>vemaking]</text:p>
      <text:p text:style-name="P45">Sex for you is more than just a physical act. Through physical intimacy you can create a emotional connection allowing you to drive you and your partner to the heights of pleasure.</text:p>
      <text:p text:style-name="Text_20_body"><text:tab/><text:span text:style-name="T18">Does skills actually have an effect? That seems to be the implication. Wait, I had another skill to check…</text:span></text:p>
      <text:p text:style-name="Skills"><text:tab/><text:span text:style-name="T216">[Universal Translator]</text:span></text:p>
      <text:p text:style-name="P46">Spoken or written, you can understand the meaning behind words of any language in the world. <text:span text:style-name="T217">Listeners will hear your words in their native language.</text:span></text:p>
      <text:p text:style-name="Text_20_body"><text:tab/><text:span text:style-name="T19">So that’s why I could read those books. </text:span><text:span text:style-name="T20">I don’t know what to think about being able to do things without understanding what how I’m doing them. </text:span><text:span text:style-name="T21">Ugh, this headache isn’t helping either. </text:span><text:span text:style-name="T64">My breathing steadied and I pushed past the pain to clear my mind. </text:span><text:span text:style-name="T65">I meditated for maybe a minute before getting interrupted.</text:span></text:p>
      <text:p text:style-name="Text_20_body"><text:span text:style-name="T65"><text:tab/></text:span><text:span text:style-name="T22">“You have gained the skill [Meditation]!”</text:span></text:p>
      <text:p text:style-name="Text_20_body"><text:span text:style-name="T22"><text:tab/>“You have gained the skill [Pain </text:span><text:span text:style-name="T23">Suppression</text:span><text:span text:style-name="T22">]!”</text:span></text:p>
      <text:p text:style-name="Text_20_body"><text:soft-page-break/><text:span text:style-name="T22"><text:tab/>“</text:span><text:span text:style-name="T24">Your base Willpower has increased by 1!”</text:span></text:p>
      <text:p text:style-name="Text_20_body"><text:span text:style-name="T24"><text:tab/></text:span><text:span text:style-name="T25">Yes, thank you for updating me on things I already know…</text:span></text:p>
      <text:p text:style-name="P47">[Meditation]</text:p>
      <text:p text:style-name="P48">You can enter a state of calm focus at will. This state boost<text:span text:style-name="T219">s</text:span> Willpower and Intelligence by 20%.</text:p>
      <text:p text:style-name="Text_20_body"/>
      <text:p text:style-name="P49">[Pain Suppression]</text:p>
      <text:p text:style-name="P49">Through an act of will, you can reduce the amount of pain you feel. This also passively makes pain less distracting.</text:p>
      <text:p text:style-name="Text_20_body"/>
      <text:p text:style-name="P5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Name</text:p>
          </table:table-cell>
          <table:table-cell table:style-name="Table2.A1" office:value-type="string">
            <text:p text:style-name="P19">Akemi Kobayashi</text:p>
          </table:table-cell>
          <table:table-cell table:style-name="Table2.A1" office:value-type="string">
            <text:p text:style-name="P22">Level</text:p>
          </table:table-cell>
          <table:table-cell table:style-name="Table2.D1" office:value-type="string">
            <text:p text:style-name="P22">1</text:p>
          </table:table-cell>
        </table:table-row>
        <table:table-row>
          <table:table-cell table:style-name="Table2.A2" office:value-type="string">
            <text:p text:style-name="P22">Title</text:p>
          </table:table-cell>
          <table:table-cell table:style-name="Table2.A2" office:value-type="string">
            <text:p text:style-name="P31">Summoned Hero</text:p>
          </table:table-cell>
          <table:table-cell table:style-name="Table2.A2" office:value-type="string">
            <text:p text:style-name="P22">Class</text:p>
          </table:table-cell>
          <table:table-cell table:style-name="Table2.D2" office:value-type="string">
            <text:p text:style-name="P22">None</text:p>
          </table:table-cell>
        </table:table-row>
        <table:table-row>
          <table:table-cell table:style-name="Table2.D2" table:number-columns-spanned="4" office:value-type="string">
            <text:p text:style-name="P22"/>
          </table:table-cell>
          <table:covered-table-cell/>
          <table:covered-table-cell/>
          <table:covered-table-cell/>
        </table:table-row>
        <table:table-row>
          <table:table-cell table:style-name="Table2.D2" table:number-columns-spanned="4" office:value-type="string">
            <text:p text:style-name="P39">Attributes</text:p>
          </table:table-cell>
          <table:covered-table-cell/>
          <table:covered-table-cell/>
          <table:covered-table-cell/>
        </table:table-row>
        <table:table-row>
          <table:table-cell table:style-name="Table2.A2" office:value-type="string">
            <text:p text:style-name="P25">Vitality</text:p>
          </table:table-cell>
          <table:table-cell table:style-name="Table2.A2" office:value-type="string">
            <text:p text:style-name="P25">10</text:p>
          </table:table-cell>
          <table:table-cell table:style-name="Table2.A2" office:value-type="string">
            <text:p text:style-name="P25">Endurance</text:p>
          </table:table-cell>
          <table:table-cell table:style-name="Table2.D2" office:value-type="string">
            <text:p text:style-name="P25">10</text:p>
          </table:table-cell>
        </table:table-row>
        <table:table-row>
          <table:table-cell table:style-name="Table2.A2" office:value-type="string">
            <text:p text:style-name="P25">Strength</text:p>
          </table:table-cell>
          <table:table-cell table:style-name="Table2.A2" office:value-type="string">
            <text:p text:style-name="P25">10</text:p>
          </table:table-cell>
          <table:table-cell table:style-name="Table2.A2" office:value-type="string">
            <text:p text:style-name="P25">Dexterity</text:p>
          </table:table-cell>
          <table:table-cell table:style-name="Table2.D2" office:value-type="string">
            <text:p text:style-name="P25">10</text:p>
          </table:table-cell>
        </table:table-row>
        <table:table-row>
          <table:table-cell table:style-name="Table2.A2" office:value-type="string">
            <text:p text:style-name="P37">Wi<text:span text:style-name="T218">llpower</text:span></text:p>
          </table:table-cell>
          <table:table-cell table:style-name="Table2.A2" office:value-type="string">
            <text:p text:style-name="P25"><text:span text:style-name="T223">13 = (</text:span>1<text:span text:style-name="T220">1) x 1.2</text:span></text:p>
          </table:table-cell>
          <table:table-cell table:style-name="Table2.A2" office:value-type="string">
            <text:p text:style-name="P37">Intelligence</text:p>
          </table:table-cell>
          <table:table-cell table:style-name="Table2.D2" office:value-type="string">
            <text:p text:style-name="P25"><text:span text:style-name="T224">12 = (</text:span>10<text:span text:style-name="T224">) x 1.2</text:span></text:p>
          </table:table-cell>
        </table:table-row>
        <table:table-row>
          <table:table-cell table:style-name="Table2.D2" table:number-columns-spanned="4" office:value-type="string">
            <text:p text:style-name="P25"/>
          </table:table-cell>
          <table:covered-table-cell/>
          <table:covered-table-cell/>
          <table:covered-table-cell/>
        </table:table-row>
        <table:table-row>
          <table:table-cell table:style-name="Table2.A2" office:value-type="string">
            <text:p text:style-name="P28">Skills</text:p>
          </table:table-cell>
          <table:table-cell table:style-name="Table2.D2" table:number-columns-spanned="3" office:value-type="string">
            <text:p text:style-name="P34"><text:span text:style-name="T221">[Lovemaking] [Meditation] [Pain Suppression] </text:span>[Universal Translator]</text:p>
          </table:table-cell>
          <table:covered-table-cell/>
          <table:covered-table-cell/>
        </table:table-row>
        <table:table-row>
          <table:table-cell table:style-name="Table2.A2" office:value-type="string">
            <text:p text:style-name="P28">Effects</text:p>
          </table:table-cell>
          <table:table-cell table:style-name="Table2.D2" table:number-columns-spanned="3" office:value-type="string">
            <text:p text:style-name="P28">[Blessing of Hecate] <text:span text:style-name="T222">[Pain Resistance] [Meditative State]</text:span></text:p>
          </table:table-cell>
          <table:covered-table-cell/>
          <table:covered-table-cell/>
        </table:table-row>
      </table:table>
      <text:p text:style-name="P3"/>
      <text:h text:style-name="P86" text:outline-level="1">Chapter 2</text:h>
      <text:p text:style-name="P11"><text:tab/><text:span text:style-name="T225">My eyes opened when I heard movement on the other side of the door. Rolling out of bed and avoiding the table in the dim light of the torch embers, I made my way out of the bedroom. Alex was seated in the common area. She watched me contort myself under the faucet in the sink so the water poured into my mouth. </text:span><text:span text:style-name="T27">Ugh, I remember being more flexible than this. This new body sucks and I bet it has noodle arms too.</text:span></text:p>
      <text:p text:style-name="P11"><text:span text:style-name="T27"><text:tab/></text:span><text:span text:style-name="T66">“</text:span><text:span text:style-name="T67">There are cups, you know?” Alex said.</text:span></text:p>
      <text:p text:style-name="P11"><text:span text:style-name="T67"><text:tab/></text:span><text:span text:style-name="T68">I shrug, “I plea hungover.”</text:span></text:p>
      <text:p text:style-name="P11"><text:span text:style-name="T68"><text:tab/>“</text:span><text:span text:style-name="T69">You partied too hard.”</text:span></text:p>
      <text:p text:style-name="P11"><text:span text:style-name="T69"><text:tab/></text:span><text:span text:style-name="T70">I shrug, “</text:span><text:span text:style-name="T71">I </text:span><text:span text:style-name="T72">guess, </text:span><text:span text:style-name="T73">but you might as well take enjoy where you can find it</text:span><text:span text:style-name="T70">. </text:span><text:span text:style-name="T74">How did you find the first day in a new world?</text:span><text:span text:style-name="T70">”</text:span></text:p>
      <text:p text:style-name="P11"><text:span text:style-name="T70"><text:tab/></text:span><text:span text:style-name="T75">Alex hesitated with a frown, “Do you really think this is a different world? </text:span><text:span text:style-name="T76">I half expected to wake up and find myself back at home. </text:span><text:span text:style-name="T77">Now, I just don’t know what to think.</text:span><text:span text:style-name="T76">”</text:span></text:p>
      <text:p text:style-name="P11"><text:span text:style-name="T76"><text:tab/>“</text:span><text:span text:style-name="T79">I do, but you might as well not worry about that.</text:span><text:span text:style-name="T78">” </text:span><text:span text:style-name="T79">I chuckled at the scowl she sent me, “</text:span><text:span text:style-name="T80">I’m not saying there’s nothing to worry about, I’m saying we don’t know what to worry about yet. </text:span><text:span text:style-name="T81">Being cautious is good but you need to realize when you’</text:span><text:span text:style-name="T82">re</text:span><text:span text:style-name="T81"> just running in circles.”</text:span></text:p>
      <text:p text:style-name="P11"><text:span text:style-name="T81"><text:tab/></text:span><text:span text:style-name="T83">While Alex considered my words, Tom emerged and made his way to the table looking like a man walking to his doom. “</text:span><text:span text:style-name="T84">Uh, Tom is something wrong?” Alex asked, “Aside from not being on Earth.”</text:span></text:p>
      <text:p text:style-name="P11"><text:span text:style-name="T84"><text:tab/></text:span><text:span text:style-name="T85">The man stopped his </text:span><text:span text:style-name="T86">fidgeting</text:span><text:span text:style-name="T85"> and cried, “I was drunk!”</text:span></text:p>
      <text:p text:style-name="P11"><text:span text:style-name="T85"><text:tab/>“</text:span><text:span text:style-name="T86">You weren’t the only one.”</text:span></text:p>
      <text:p text:style-name="P11"><text:span text:style-name="T86"><text:tab/>“</text:span><text:span text:style-name="T87">I know! </text:span><text:span text:style-name="T99">I took advantage of Kim</text:span><text:span text:style-name="T87">!”</text:span></text:p>
      <text:p text:style-name="P6"><text:tab/>I blink, “<text:span text:style-name="T226">What do you mean take advantage?</text:span>”</text:p>
      <text:p text:style-name="P11"><text:span text:style-name="T87"><text:tab/>“</text:span><text:span text:style-name="T88">You slept with him!?” Alex shouted, </text:span><text:span text:style-name="T89">drawing Megan out of her room.</text:span></text:p>
      <text:p text:style-name="P11"><text:span text:style-name="T89"><text:tab/>“</text:span><text:span text:style-name="T90">What’s with all the shouting?” Megan asked trying to blink the sleep out of her eyes. </text:span><text:span text:style-name="T91">After Alex filled her in she added, “</text:span><text:span text:style-name="T92">Why am I not surprised </text:span><text:span text:style-name="T93">you are already creating drama</text:span><text:span text:style-name="T92">? </text:span><text:span text:style-name="T94">Tom, don’t worry. She’s just a </text:span><text:span text:style-name="T95">slut</text:span><text:span text:style-name="T94">.</text:span><text:span text:style-name="T92">”</text:span></text:p>
      <text:p text:style-name="P12"><text:span text:style-name="T92"><text:tab/>“</text:span><text:span text:style-name="T96">Aren’t you a piece of work.” I </text:span><text:span text:style-name="T97">said</text:span><text:span text:style-name="T96">.</text:span></text:p>
      <text:p text:style-name="P12"><text:span text:style-name="T96"><text:tab/></text:span><text:span text:style-name="T98">Soon enough the steward returned to bring us to breakfast. </text:span><text:span text:style-name="T100">The meal was much quieter than last night and soon we were off to our hero orientation. </text:span><text:span text:style-name="T101">The courtyard we were brought to was </text:span><text:span text:style-name="T103">almost </text:span><text:span text:style-name="T101">empty but the used training dummies and racks of wooden weapons made me think was no</text:span><text:span text:style-name="T102">t</text:span><text:span text:style-name="T101"> the usual case.</text:span></text:p>
      <text:p text:style-name="P12"><text:soft-page-break/><text:span text:style-name="T101"><text:tab/>“</text:span><text:span text:style-name="T104">Good, the heroes are here!” shouted the only other occupant of the yard, “</text:span><text:span text:style-name="T105">I am Randel </text:span><text:span text:style-name="T106">and I will be handling your training. Today though, we will be covering some basic information. </text:span><text:span text:style-name="T107">You will have to wait till tomorrow for before we get to the fun part</text:span><text:span text:style-name="T106">.”</text:span></text:p>
      <text:p text:style-name="P12"><text:span text:style-name="T106"><text:tab/></text:span><text:span text:style-name="T108">A much needed lecture followed on the details of </text:span><text:span text:style-name="T109">our</text:span><text:span text:style-name="T108"> status screen. </text:span><text:span text:style-name="T111">The gist was that s</text:span><text:span text:style-name="T110">kills dictated what we could do and the attributes dictated how well we could do it. </text:span><text:span text:style-name="T112">Skills would be granted after demonstrating the capability to use them </text:span><text:span text:style-name="T113">which I already knew. </text:span><text:span text:style-name="T114">The more important part was that these skills would actually make the action easier to perform in the future as sort of muscle memory. Even if the action doesn’t use muscles.</text:span></text:p>
      <text:p text:style-name="P12"><text:span text:style-name="T114"><text:tab/></text:span><text:span text:style-name="T115">The attributes were as expected for the most part. Vitality was a measure of life force and how well a person could resist injury. Endurance determined how well the body could handle stress</text:span><text:span text:style-name="T116">. </text:span><text:span text:style-name="T117">It actually covered fatigue, poison and disease plus the mental stresses of using magic.</text:span><text:span text:style-name="T115"> Strength w</text:span><text:span text:style-name="T118">as the raw physical power a person could put out. Dexterity measured the precision a person could control their movement with. </text:span><text:span text:style-name="T119">Willpower represented the strength of the mind and the magical force one could apply. </text:span><text:span text:style-name="T120">Intelligence controlled the speed of thought and </text:span><text:span text:style-name="T121">efficiency</text:span><text:span text:style-name="T120"> of magical. </text:span><text:span text:style-name="T121">It was also crucial for perception.</text:span></text:p>
      <text:p text:style-name="P12"><text:span text:style-name="T121"><text:tab/></text:span><text:span text:style-name="T122">The part of the lecture that gave me to most to consider was classes. Honestly, I hadn’t even paid attention to it, but they turned out to be the most powerful </text:span><text:span text:style-name="T123">single p</text:span><text:span text:style-name="T122">art of this system. </text:span><text:span text:style-name="T124">They provided benefits that scaled with level, usually a percentage increase to attributes. </text:span><text:span text:style-name="T125">Classes would then upgrade as set level thresholds, the first being level 10. </text:span><text:span text:style-name="T126">Normally, everyone got the starting class of their mother when they were born, but heroes </text:span><text:span text:style-name="T127">got to choose one of the starting classes themselves. </text:span><text:span text:style-name="T128">[Fighter] for those that fought through physical means, [Mage] for those that used magic, and [Worker] for those that tried to avoid fighting.</text:span></text:p>
      <text:p text:style-name="P13"><text:span text:style-name="T128"><text:tab/></text:span><text:span text:style-name="T129">The obvious choice for me should be [Mage]. As a kitsune I was already a practiced user of both fire and illusion magic </text:span><text:span text:style-name="T130">even if my status screen didn’t reflect that. </text:span><text:span text:style-name="T131">I choose [</text:span><text:span text:style-name="T151">Fighter</text:span><text:span text:style-name="T131">] instead. </text:span><text:span text:style-name="T132">My skills with magic would be an ace up my sleeve. </text:span><text:span text:style-name="T133">Besides, the novelty appealed to me.</text:span></text:p>
      <text:p text:style-name="P14"><text:span text:style-name="T133"><text:tab/>“</text:span><text:span text:style-name="T134">Now that the lecture’s done and you made your choices let’s get you registered. Then a little surprise to end the day.” </text:span><text:span text:style-name="T135">Randel grinned at the last sentence. A servant brought him a clipboard and orb on a stand. “Alright, </text:span><text:span text:style-name="T136">one of you come up and hold your hand on the orb. </text:span><text:span text:style-name="T137">Ah, the lad. </text:span><text:span text:style-name="T148">[</text:span><text:span text:style-name="T151">Fighter</text:span><text:span text:style-name="T148">]</text:span><text:span text:style-name="T137">, strength 18. Not bad. Gonna lead the charge for your ladies, son?”</text:span></text:p>
      <text:p text:style-name="P7"><text:tab/>“Yes, sir!” Tom said as the man wrote his stats down.</text:p>
      <text:p text:style-name="P12"><text:span text:style-name="T137"><text:tab/>“</text:span><text:span text:style-name="T138">Next. Hmm, 21 Intelligence. Very impressive, but you may want to consider being a support </text:span><text:span text:style-name="T148">[M</text:span><text:span text:style-name="T138">age</text:span><text:span text:style-name="T148">]</text:span><text:span text:style-name="T138">.”</text:span></text:p>
      <text:p text:style-name="P8"><text:tab/>“I’m hoping to be a healer, sir.” Megan replied.</text:p>
      <text:p text:style-name="P12"><text:span text:style-name="T138"><text:tab/>“Not an </text:span><text:span text:style-name="T139">easy path, but it would be a good fit. </text:span><text:span text:style-name="T140">Next. </text:span><text:span text:style-name="T148">[</text:span><text:span text:style-name="T141">Mage</text:span><text:span text:style-name="T148">]</text:span><text:span text:style-name="T141">, 16 Willpower. Decent.</text:span><text:span text:style-name="T139">” </text:span><text:span text:style-name="T141">Alex just nodded </text:span><text:span text:style-name="T142">letting me get to the orb</text:span><text:span text:style-name="T141">, “Next…” </text:span><text:span text:style-name="T143">I met Randel’s stare and waited him out, “</text:span><text:span text:style-name="T144">Girl, </text:span><text:span text:style-name="T145">what is wrong with you?</text:span><text:span text:style-name="T144">”</text:span></text:p>
      <text:p text:style-name="P12"><text:span text:style-name="T144"><text:tab/>“</text:span><text:span text:style-name="T146">Boy, </text:span><text:span text:style-name="T147">you got something to say then say it.” I replied.</text:span></text:p>
      <text:p text:style-name="P12"><text:soft-page-break/><text:span text:style-name="T147"><text:tab/>“</text:span><text:span text:style-name="T148">You’ve got a death wish or something. Your highest attribute is Willpower </text:span><text:span text:style-name="T149">at 11 </text:span><text:span text:style-name="T148">and you choose [</text:span><text:span text:style-name="T151">Fighter</text:span><text:span text:style-name="T148">]?”</text:span></text:p>
      <text:p text:style-name="P12"><text:span text:style-name="T148"><text:tab/>“</text:span><text:span text:style-name="T152">I haven’t had time to stretch my skills yet.</text:span><text:span text:style-name="T150">”</text:span></text:p>
      <text:p text:style-name="P12"><text:span text:style-name="T150"><text:tab/>“</text:span><text:span text:style-name="T153">Your [Skills] only make you fit to be a lady of the night.” Randel scowled at me but I didn’t respond, “</text:span><text:span text:style-name="T154">Well, when you die try not to take anyone else with you.” </text:span><text:span text:style-name="T155">He signaled and several servant brought out a knife and </text:span><text:span text:style-name="T157">four</text:span><text:span text:style-name="T155"> restrained wolves. “</text:span><text:span text:style-name="T156">For now, all of you are going to kill one of these monsters. </text:span><text:span text:style-name="T157">Better to get your first kill out of the way now than </text:span><text:span text:style-name="T158">have you freeze up in a real fight.” </text:span><text:span text:style-name="T159">Randel delighted in the shock on faaces of the other three. He was less amused when he saw I had no reaction. “Alright, you first.” He ordered and handed me the knife. </text:span><text:span text:style-name="T160">I walked up and slipped the blade into the back of the skull on the first wolf.</text:span></text:p>
      <text:p text:style-name="P12"><text:span text:style-name="T160"><text:tab/></text:span><text:span text:style-name="T28">“</text:span><text:span text:style-name="T29">You have gained a level! You now level 2!”</text:span></text:p>
      <text:p text:style-name="P15"><text:tab/>“You have gained the skill [Critical Strike]!”</text:p>
      <text:p text:style-name="P50">[Critical Strike]</text:p>
      <text:p text:style-name="P50">Your knowledge of anatomy and intuition let you see weak spots on your opponents. Your weapon will have an easier time finding its way to one of these spots.</text:p>
      <text:p text:style-name="Text_20_body"><text:tab/><text:span text:style-name="T227">Randel groaned, “There is something very wrong with you, girl. What skill did you get, or do you just have a habit of staring at corpses?”</text:span></text:p>
      <text:p text:style-name="Text_20_body"><text:tab/>“<text:span text:style-name="T228">[Critical Strike]”</text:span></text:p>
      <text:p text:style-name="Text_20_body"><text:tab/><text:span text:style-name="T229">When Randel called for the next person I expect Tom to volunteer but instead Megan approached. She did a good job hiding her nerves as she approached the wolf and tried to copy me. The blade skipped off the skull though and only angered the wolf. In the end any of a dozen wounds could have been the lethal one, or maybe it was blood loss. Either way the experience left Megan visibly shaking.</text:span></text:p>
      <text:p text:style-name="Text_20_body"><text:tab/><text:span text:style-name="T230">Tom was the next and also target the back of the wolves skull. Unlike Megan though he put enough strength into the stab to punch straight through the skull. He looked a little green afterward. Alex broke the trend by slitting her wolf’s throat. She did not look happy about the excessive blood but still handled it better than the rest.</text:span></text:p>
      <text:p text:style-name="Text_20_body"><text:tab/><text:span text:style-name="T231">At the end of the day, everyone was still subdued. I didn’t bother looking for a partner for tonight and secured my own bedroom. Sleep was not the plan though. Instead I sat on the floor and started [Meditation]. Skills made the process easier but it took time for me to turn all of my attention inward. As is this body was too limiting. It would have to be remade into something more powerful, but to do that I first needed to know what I was working with.</text:span></text:p>
      <text:p text:style-name="Text_20_body"><text:tab/><text:span text:style-name="T6">“</text:span><text:span text:style-name="T30">You have gained the skill [</text:span><text:span text:style-name="T31">Interoception</text:span><text:span text:style-name="T30">]!”</text:span></text:p>
      <text:p text:style-name="P51">[<text:span text:style-name="T232">Interoception</text:span>]</text:p>
      <text:p text:style-name="P52"><text:soft-page-break/>You are attuned to the internal sense of your body both physical and metaphysical. <text:span text:style-name="T233">You can perceive the inner workings of your body and detect changes or abnormalities.</text:span></text:p>
      <text:p text:style-name="Text_20_body"><text:tab/><text:span text:style-name="T234">Time melted away as poked and prodded at my soul. Hecate’s contribution was a simple container for most of my being. It allowed some to trickle out in order to control the body but most was locked up. Breaking out would be easy but then I would be exposed to the system. Right now it only affected the very edges outside of the barrier. I can only tell two things about it. The system is spends a lot of resources on observation, and that is only the tip of the iceberg.</text:span></text:p>
      <text:p text:style-name="Text_20_body"><text:tab/><text:span text:style-name="T6">“</text:span><text:span text:style-name="T32">You base Intelligence has increased by 1!”</text:span></text:p>
      <text:p text:style-name="P56"/>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Name</text:p>
          </table:table-cell>
          <table:table-cell table:style-name="Table3.A1" office:value-type="string">
            <text:p text:style-name="P20">Akemi Kobayashi</text:p>
          </table:table-cell>
          <table:table-cell table:style-name="Table3.A1" office:value-type="string">
            <text:p text:style-name="P23">Level</text:p>
          </table:table-cell>
          <table:table-cell table:style-name="Table3.D1" office:value-type="string">
            <text:p text:style-name="P41">2</text:p>
          </table:table-cell>
        </table:table-row>
        <table:table-row>
          <table:table-cell table:style-name="Table3.A2" office:value-type="string">
            <text:p text:style-name="P23">Title</text:p>
          </table:table-cell>
          <table:table-cell table:style-name="Table3.A2" office:value-type="string">
            <text:p text:style-name="P32">Summoned Hero</text:p>
          </table:table-cell>
          <table:table-cell table:style-name="Table3.A2" office:value-type="string">
            <text:p text:style-name="P23">Class</text:p>
          </table:table-cell>
          <table:table-cell table:style-name="Table3.D2" office:value-type="string">
            <text:p text:style-name="P41">Fighter</text:p>
          </table:table-cell>
        </table:table-row>
        <table:table-row>
          <table:table-cell table:style-name="Table3.D2" table:number-columns-spanned="4" office:value-type="string">
            <text:p text:style-name="P23"/>
          </table:table-cell>
          <table:covered-table-cell/>
          <table:covered-table-cell/>
          <table:covered-table-cell/>
        </table:table-row>
        <table:table-row>
          <table:table-cell table:style-name="Table3.D2" table:number-columns-spanned="4" office:value-type="string">
            <text:p text:style-name="P40">Attributes</text:p>
          </table:table-cell>
          <table:covered-table-cell/>
          <table:covered-table-cell/>
          <table:covered-table-cell/>
        </table:table-row>
        <table:table-row>
          <table:table-cell table:style-name="Table3.A2" office:value-type="string">
            <text:p text:style-name="P26">Vitality</text:p>
          </table:table-cell>
          <table:table-cell table:style-name="Table3.A2" office:value-type="string">
            <text:p text:style-name="P26">10</text:p>
          </table:table-cell>
          <table:table-cell table:style-name="Table3.A2" office:value-type="string">
            <text:p text:style-name="P26">Endurance</text:p>
          </table:table-cell>
          <table:table-cell table:style-name="Table3.D2" office:value-type="string">
            <text:p text:style-name="P26">10</text:p>
          </table:table-cell>
        </table:table-row>
        <table:table-row>
          <table:table-cell table:style-name="Table3.A2" office:value-type="string">
            <text:p text:style-name="P26">Strength</text:p>
          </table:table-cell>
          <table:table-cell table:style-name="Table3.A2" office:value-type="string">
            <text:p text:style-name="P74">10 <text:span text:style-name="T236">= (10) x 1.02</text:span></text:p>
          </table:table-cell>
          <table:table-cell table:style-name="Table3.A2" office:value-type="string">
            <text:p text:style-name="P26">Dexterity</text:p>
          </table:table-cell>
          <table:table-cell table:style-name="Table3.D2" office:value-type="string">
            <text:p text:style-name="P74">10 <text:span text:style-name="T236">= (10) x 1.02</text:span></text:p>
          </table:table-cell>
        </table:table-row>
        <table:table-row>
          <table:table-cell table:style-name="Table3.A2" office:value-type="string">
            <text:p text:style-name="P38">Wi<text:span text:style-name="T218">llpower</text:span></text:p>
          </table:table-cell>
          <table:table-cell table:style-name="Table3.A2" office:value-type="string">
            <text:p text:style-name="P26"><text:span text:style-name="T223">13 = (</text:span>1<text:span text:style-name="T220">1) x 1.2</text:span></text:p>
          </table:table-cell>
          <table:table-cell table:style-name="Table3.A2" office:value-type="string">
            <text:p text:style-name="P38">Intelligence</text:p>
          </table:table-cell>
          <table:table-cell table:style-name="Table3.D2" office:value-type="string">
            <text:p text:style-name="P26"><text:span text:style-name="T224">13 = (</text:span>1<text:span text:style-name="T235">1) x 1.2</text:span></text:p>
          </table:table-cell>
        </table:table-row>
        <table:table-row>
          <table:table-cell table:style-name="Table3.D2" table:number-columns-spanned="4" office:value-type="string">
            <text:p text:style-name="P26"/>
          </table:table-cell>
          <table:covered-table-cell/>
          <table:covered-table-cell/>
          <table:covered-table-cell/>
        </table:table-row>
        <table:table-row>
          <table:table-cell table:style-name="Table3.A2" office:value-type="string">
            <text:p text:style-name="P29">Skills</text:p>
          </table:table-cell>
          <table:table-cell table:style-name="Table3.D2" table:number-columns-spanned="3" office:value-type="string">
            <text:p text:style-name="P35"><text:span text:style-name="T237">[Critical Strike] [Interoception] [Lovemaking] [Meditation] [Pain Suppression] </text:span>[Universal Translator]</text:p>
          </table:table-cell>
          <table:covered-table-cell/>
          <table:covered-table-cell/>
        </table:table-row>
        <table:table-row>
          <table:table-cell table:style-name="Table3.A2" office:value-type="string">
            <text:p text:style-name="P29">Effects</text:p>
          </table:table-cell>
          <table:table-cell table:style-name="Table3.D2" table:number-columns-spanned="3" office:value-type="string">
            <text:p text:style-name="P29">[Blessing of Hecate] <text:span text:style-name="T222">[Meditative State]</text:span></text:p>
          </table:table-cell>
          <table:covered-table-cell/>
          <table:covered-table-cell/>
        </table:table-row>
      </table:table>
      <text:p text:style-name="P4"/>
      <text:h text:style-name="P87" text:outline-level="1">Chapter 3</text:h>
      <text:p text:style-name="P17"><text:tab/>“<text:span text:style-name="T238">How do you do it?” When Alex woke up I joined her only to get the question before I could even sit down.</text:span></text:p>
      <text:p text:style-name="P17"><text:tab/>“<text:span text:style-name="T238">Do what?”</text:span></text:p>
      <text:p text:style-name="P17"><text:tab/>“Just…<text:span text:style-name="T239"> Everything!” Alex groaned, “You killed that wolf like you’ve done it a thousand times before!”</text:span></text:p>
      <text:p text:style-name="P17"><text:tab/>“<text:span text:style-name="T240">Well, that’s simple. I have done it a thousand times before.” Alex glared at my response, “I’m several centuries older than I look. This isn’t even the first time I’ve found myself spirited away to some other realm. I think this is the first time I’ve been called a hero though.”</text:span></text:p>
      <text:p text:style-name="P17"><text:tab/><text:span text:style-name="T241">Alex gaped, “You expect me to believe that?”</text:span></text:p>
      <text:p text:style-name="P17"><text:tab/>“<text:span text:style-name="T242">No, but I don’t feel like coming up with a lie. You’ll just have to make do with the truth.”</text:span></text:p>
      <text:p text:style-name="P17"><text:tab/><text:span text:style-name="T243">She looked like she was sucking on a lemon as she processed my words. Tom and Megan soon joined us. Tom had the same question as Alex but when he tried to ask Megan interrupted.</text:span></text:p>
      <text:p text:style-name="P17"><text:tab/>“<text:span text:style-name="T244">Obviously, she was part of a gang or something.” Megan sneered.</text:span></text:p>
      <text:p text:style-name="P17"><text:tab/><text:span text:style-name="T33">Damn, she wants to be the healer and already has a grudge against me. </text:span><text:span text:style-name="T34">I’m going to need a way to heal myself aren’t I.</text:span></text:p>
      <text:p text:style-name="P17"><text:span text:style-name="T34"><text:tab/></text:span><text:span text:style-name="T161">“</text:span><text:span text:style-name="T162">Ah, Kim. I’m sure she didn’t mean anything by it!” Tom said.</text:span></text:p>
      <text:p text:style-name="P17"><text:span text:style-name="T162"><text:tab/>“</text:span><text:span text:style-name="T163">Tom, don’t lie. You aren’t good at it. </text:span><text:span text:style-name="T164">Megan say what she wants, but the answer is experience. I have a lot life experience.” I replied </text:span><text:span text:style-name="T165">although Megan looks skeptical now</text:span><text:span text:style-name="T164">.</text:span></text:p>
      <text:p text:style-name="P17"><text:span text:style-name="T164"><text:tab/>“</text:span><text:span text:style-name="T166">But then why didn’t you already have the skill?” Tom asked.</text:span></text:p>
      <text:p text:style-name="P17"><text:span text:style-name="T166"><text:tab/>“</text:span><text:span text:style-name="T167">Huh?”</text:span></text:p>
      <text:p text:style-name="P9"><text:tab/>“[Critical Strike], why did you only get it yesterday? I already had [Skills] on my status for the skills I had at home. I assumed it would be the same with you.” Tom explained and got nods from the girls.</text:p>
      <text:p text:style-name="P17"><text:span text:style-name="T167"><text:tab/>“</text:span><text:span text:style-name="T168">Really? I only had [Universal Translator] to start with.”</text:span></text:p>
      <text:p text:style-name="P17"><text:span text:style-name="T168"><text:tab/>“</text:span><text:span text:style-name="T169">[Universal Translator], not [Common Language].”</text:span></text:p>
      <text:p text:style-name="P57"><text:span text:style-name="T169"><text:tab/></text:span><text:span text:style-name="T35">Great, they’re all suspicious of me…</text:span></text:p>
      <text:p text:style-name="P16"><text:tab/><text:span text:style-name="T61">“</text:span><text:span text:style-name="T170">Today we begin your training!” shouted Randel </text:span><text:span text:style-name="T175">once we returned to the courtyard</text:span><text:span text:style-name="T170">, “</text:span><text:span text:style-name="T171">I hope you’re as excited as I am! Now I know half of you are mages and the physical stats aren’t as important for you, but Endurance is an exception. </text:span><text:span text:style-name="T172">Magic takes its own toll on the body and you will need the Endurance if you plan to </text:span><text:span text:style-name="T173">do any serious casting. </text:span><text:span text:style-name="T174">Now </text:span><text:span text:style-name="T176">get to running</text:span><text:span text:style-name="T174">!”</text:span></text:p>
      <text:p text:style-name="P16"><text:soft-page-break/><text:span text:style-name="T174"><text:tab/></text:span><text:span text:style-name="T177">One lap. I made it one lap before collapsing. </text:span><text:span text:style-name="T178">On the bright side, [Interoception] let me see how the stat increases worked. </text:span><text:span text:style-name="T179">Mana was seeping into my body as it recovered and augmented the physical processes. </text:span><text:span text:style-name="T180">It was a slow process but it was permanent. </text:span><text:span text:style-name="T245">What happens if I try to push more mana into it?</text:span></text:p>
      <text:p text:style-name="P16"><text:tab/>“<text:span text:style-name="T246">You gained the skill [Rejuvenation]!”</text:span></text:p>
      <text:p text:style-name="P53">[Rejuvenation]</text:p>
      <text:p text:style-name="P54"><text:span text:style-name="T250">You can use mana to reduce your fatigue and restore your energy</text:span>.</text:p>
      <text:p text:style-name="Text_20_body"><text:tab/>“<text:span text:style-name="T247">Quit laying around and get back on your feet!” Randel shouted.</text:span></text:p>
      <text:p text:style-name="Text_20_body"><text:tab/><text:span text:style-name="T248">The skill worked fast and I was back on my feet and running in seconds. It also stopped the mana draw without leaving any improvement. Using it would prevent the training from working. </text:span><text:span text:style-name="T36">This is going to suck.</text:span></text:p>
      <text:p text:style-name="P61"><text:span text:style-name="T36"><text:tab/></text:span><text:span text:style-name="T181">A small eternity later, and we were done. </text:span><text:span text:style-name="T182">My Endurance had increased twice along with one increase to Willpower </text:span><text:span text:style-name="T185">from using it to push past the pain. </text:span><text:span text:style-name="T186">Still the difference was significant both as an increase to my stamina and </text:span><text:span text:style-name="T187">diminishing returns. </text:span><text:span text:style-name="T188">At some point, this method of training would be next to useless. </text:span><text:span text:style-name="T189">For now though, it’</text:span><text:span text:style-name="T190">s</text:span><text:span text:style-name="T189"> just my legs that are useless leaving me laying on the ground again.</text:span></text:p>
      <text:p text:style-name="P61"><text:span text:style-name="T189"><text:tab/>“</text:span><text:span text:style-name="T191">Get your ass off the ground!” Randel ordered, “You’ve still got sparring to do!”</text:span></text:p>
      <text:p text:style-name="P61"><text:span text:style-name="T191"><text:tab/>“</text:span><text:span text:style-name="T193">Sorry, m</text:span><text:span text:style-name="T192">y legs are just noodles now.” </text:span><text:span text:style-name="T194">Even using [Rejuvenation] doesn’t work. It removed the fatigue, but not the soreness or the weakness.</text:span></text:p>
      <text:p text:style-name="P61"><text:span text:style-name="T194"><text:tab/></text:span><text:span text:style-name="T195">Randel rubbed the bridge of his nose, “</text:span><text:span text:style-name="T196">Of course, they are. You two, mage girls. </text:span><text:span text:style-name="T197">You’ll be going to meet your tutor.” He had them follow behind a servant </text:span><text:span text:style-name="T198">he summoned</text:span><text:span text:style-name="T199">. </text:span><text:span text:style-name="T200">Pulling a small vial of red liquid from a pocket, he tossed it to me and ordered, “Drink.”</text:span></text:p>
      <text:p text:style-name="P61"><text:span text:style-name="T200"><text:tab/></text:span><text:span text:style-name="T201">The liquid didn’t have much of a taste but I could feel the surge of mana as soon as it hit my tongue. </text:span><text:span text:style-name="T202">It fed into more of the structures that the system had woven into my body. Since the soreness in my muscles was disappearing those structures must be able to repair tissue damage. </text:span><text:span text:style-name="T37">That’s convenient. Hmm, on second, that’s insidious. </text:span><text:span text:style-name="T38">I doubt they have </text:span><text:span text:style-name="T39">much</text:span><text:span text:style-name="T38"> medical knowledge beyond insert mana receive healing.</text:span></text:p>
      <text:p text:style-name="P60"><text:tab/>“<text:span text:style-name="T251">Now it’s time for you to choose a weapon.” Randel said and gestured to one of the racks of practice weapons, “Pick one and start whacking on a training dummy to get a feel for it.”</text:span></text:p>
      <text:p text:style-name="P60"><text:tab/><text:span text:style-name="T252">Knives are about the only weapon here I’ve seen in the past century let alone wielded. Claws would be my preference but there weren’t any available. Soon I was flailing at a dummy with a knife while Tom was flailing with a sword. For the next few hours we continued practicing with various weapons. Tom seemed to settle on maces while I kept coming back to knives. They were the least worst option I could find, but short of regrowing my claws I was stuck with them. The two points of dexterity was helpful though.</text:span></text:p>
      <text:p text:style-name="P61"><text:span text:style-name="T184"><text:tab/></text:span><text:span text:style-name="T203">My Endurance had risen another point and my arms were starting to ache by the end of practice. </text:span><text:span text:style-name="T204">That gave me an opportunity to try copying the effects of that potion. </text:span><text:span text:style-name="T205">Although I did find a limitation to [Rejuvenation]. I was starving </text:span><text:span text:style-name="T206">by this point.</text:span></text:p>
      <text:p text:style-name="P61"><text:soft-page-break/><text:span text:style-name="T206"><text:tab/></text:span><text:span text:style-name="T40">“</text:span><text:span text:style-name="T41">You gained the skill [Restoration]!”</text:span></text:p>
      <text:p text:style-name="Skills"><text:span text:style-name="T42">[</text:span><text:span text:style-name="T41">Restoration</text:span><text:span text:style-name="T42">]</text:span></text:p>
      <text:p text:style-name="Skills"><text:span text:style-name="T43">You can use mana to </text:span><text:span text:style-name="T44">restore damaged tissue to a fully healthy state</text:span><text:span text:style-name="T41">.</text:span></text:p>
      <text:p text:style-name="Text_20_body"><text:tab/><text:span text:style-name="T45">That doesn’t sound quite right. I wonder if I missed some of the effects of that potion. </text:span><text:span text:style-name="T46">And I’m hungrier now. </text:span><text:span text:style-name="T207">Randel recorded our statuses again before dismissing us to dinner. </text:span><text:span text:style-name="T208">I devoured every bit of food placed in front of me. </text:span><text:span text:style-name="T210">By the end, I had gained an audience. </text:span><text:span text:style-name="T209">This might be a problem.</text:span></text:p>
      <text:p text:style-name="Text_20_body"><text:span text:style-name="T209"><text:tab/></text:span><text:span text:style-name="T211">There was another hunger I wanted to sate and it took some convincing for Tom to let me into his room. </text:span><text:span text:style-name="T212">This time I was sober and ready to test my skills.</text:span></text:p>
      <text:p text:style-name="Text_20_body"><text:span text:style-name="T212"><text:tab/></text:span><text:span text:style-name="T47">“[Lovemaking] has evolved into [Loving Embrace]”</text:span></text:p>
      <text:p text:style-name="P84">[Loving Embrace]</text:p>
      <text:p text:style-name="P85">You can project <text:span text:style-name="T255">pleasure and sense desire through physical contact. The emphatic bond strengthens through longer and more extensive the contact.</text:span></text:p>
      <text:p text:style-name="Text_20_body"><text:tab/><text:span text:style-name="T48">So skills can be upgraded. Good to know. </text:span><text:span text:style-name="T49">It’s been ages since I’ve used sex to feed, I wonder what this system would make of it.</text:span></text:p>
      <text:p text:style-name="Text_20_body"><text:span text:style-name="T49"/></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3">Name</text:p>
          </table:table-cell>
          <table:table-cell table:style-name="Table4.A1" office:value-type="string">
            <text:p text:style-name="P63">Akemi Kobayashi</text:p>
          </table:table-cell>
          <table:table-cell table:style-name="Table4.A1" office:value-type="string">
            <text:p text:style-name="P65">Level</text:p>
          </table:table-cell>
          <table:table-cell table:style-name="Table4.D1" office:value-type="string">
            <text:p text:style-name="P67">2</text:p>
          </table:table-cell>
        </table:table-row>
        <table:table-row>
          <table:table-cell table:style-name="Table4.A2" office:value-type="string">
            <text:p text:style-name="P65">Title</text:p>
          </table:table-cell>
          <table:table-cell table:style-name="Table4.A2" office:value-type="string">
            <text:p text:style-name="P69">Summoned Hero</text:p>
          </table:table-cell>
          <table:table-cell table:style-name="Table4.A2" office:value-type="string">
            <text:p text:style-name="P65">Class</text:p>
          </table:table-cell>
          <table:table-cell table:style-name="Table4.D2" office:value-type="string">
            <text:p text:style-name="P67">Fighter</text:p>
          </table:table-cell>
        </table:table-row>
        <table:table-row>
          <table:table-cell table:style-name="Table4.D2" table:number-columns-spanned="4" office:value-type="string">
            <text:p text:style-name="P65"/>
          </table:table-cell>
          <table:covered-table-cell/>
          <table:covered-table-cell/>
          <table:covered-table-cell/>
        </table:table-row>
        <table:table-row>
          <table:table-cell table:style-name="Table4.D2" table:number-columns-spanned="4" office:value-type="string">
            <text:p text:style-name="P71">Attributes</text:p>
          </table:table-cell>
          <table:covered-table-cell/>
          <table:covered-table-cell/>
          <table:covered-table-cell/>
        </table:table-row>
        <table:table-row>
          <table:table-cell table:style-name="Table4.A2" office:value-type="string">
            <text:p text:style-name="P73">Vitality</text:p>
          </table:table-cell>
          <table:table-cell table:style-name="Table4.A2" office:value-type="string">
            <text:p text:style-name="P73">10</text:p>
          </table:table-cell>
          <table:table-cell table:style-name="Table4.A2" office:value-type="string">
            <text:p text:style-name="P73">Endurance</text:p>
          </table:table-cell>
          <table:table-cell table:style-name="Table4.D2" office:value-type="string">
            <text:p text:style-name="P73">1<text:span text:style-name="T254">3</text:span></text:p>
          </table:table-cell>
        </table:table-row>
        <table:table-row>
          <table:table-cell table:style-name="Table4.A2" office:value-type="string">
            <text:p text:style-name="P73">Strength</text:p>
          </table:table-cell>
          <table:table-cell table:style-name="Table4.A2" office:value-type="string">
            <text:p text:style-name="P73">10 <text:span text:style-name="T236">= (10) x 1.02</text:span></text:p>
          </table:table-cell>
          <table:table-cell table:style-name="Table4.A2" office:value-type="string">
            <text:p text:style-name="P73">Dexterity</text:p>
          </table:table-cell>
          <table:table-cell table:style-name="Table4.D2" office:value-type="string">
            <text:p text:style-name="P73">1<text:span text:style-name="T253">2</text:span> <text:span text:style-name="T236">= (12) x 1.02</text:span></text:p>
          </table:table-cell>
        </table:table-row>
        <table:table-row>
          <table:table-cell table:style-name="Table4.A2" office:value-type="string">
            <text:p text:style-name="P76">Wi<text:span text:style-name="T218">llpower</text:span></text:p>
          </table:table-cell>
          <table:table-cell table:style-name="Table4.A2" office:value-type="string">
            <text:p text:style-name="P82">1<text:span text:style-name="T249">2</text:span></text:p>
          </table:table-cell>
          <table:table-cell table:style-name="Table4.A2" office:value-type="string">
            <text:p text:style-name="P76">Intelligence</text:p>
          </table:table-cell>
          <table:table-cell table:style-name="Table4.D2" office:value-type="string">
            <text:p text:style-name="P82">11</text:p>
          </table:table-cell>
        </table:table-row>
        <table:table-row>
          <table:table-cell table:style-name="Table4.D2" table:number-columns-spanned="4" office:value-type="string">
            <text:p text:style-name="P73"/>
          </table:table-cell>
          <table:covered-table-cell/>
          <table:covered-table-cell/>
          <table:covered-table-cell/>
        </table:table-row>
        <table:table-row>
          <table:table-cell table:style-name="Table4.A2" office:value-type="string">
            <text:p text:style-name="P78">Skills</text:p>
          </table:table-cell>
          <table:table-cell table:style-name="Table4.D2" table:number-columns-spanned="3" office:value-type="string">
            <text:p text:style-name="P80"><text:span text:style-name="T237">[Critical Strike] [Interoception] [Loving Embrace] [Meditation] [Pain Suppression] [Rejuvenation] [Restoration] </text:span>[Universal Translator]</text:p>
          </table:table-cell>
          <table:covered-table-cell/>
          <table:covered-table-cell/>
        </table:table-row>
        <table:table-row>
          <table:table-cell table:style-name="Table4.A2" office:value-type="string">
            <text:p text:style-name="P78">Effects</text:p>
          </table:table-cell>
          <table:table-cell table:style-name="Table4.D2" table:number-columns-spanned="3" office:value-type="string">
            <text:p text:style-name="P78">[Blessing of Hecate]</text:p>
          </table:table-cell>
          <table:covered-table-cell/>
          <table:covered-table-cell/>
        </table:table-row>
      </table:table>
      <text:p text:style-name="P58"><text:span text:style-name="T183"/></text:p>
      <text:h text:style-name="P88" text:outline-level="1">Chapter 4</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4">Name</text:p>
          </table:table-cell>
          <table:table-cell table:style-name="Table5.A1" office:value-type="string">
            <text:p text:style-name="P64">Akemi Kobayashi</text:p>
          </table:table-cell>
          <table:table-cell table:style-name="Table5.A1" office:value-type="string">
            <text:p text:style-name="P66">Level</text:p>
          </table:table-cell>
          <table:table-cell table:style-name="Table5.D1" office:value-type="string">
            <text:p text:style-name="P68">2</text:p>
          </table:table-cell>
        </table:table-row>
        <table:table-row>
          <table:table-cell table:style-name="Table5.A2" office:value-type="string">
            <text:p text:style-name="P66">Title</text:p>
          </table:table-cell>
          <table:table-cell table:style-name="Table5.A2" office:value-type="string">
            <text:p text:style-name="P70">Summoned Hero</text:p>
          </table:table-cell>
          <table:table-cell table:style-name="Table5.A2" office:value-type="string">
            <text:p text:style-name="P66">Class</text:p>
          </table:table-cell>
          <table:table-cell table:style-name="Table5.D2" office:value-type="string">
            <text:p text:style-name="P68">Fighter</text:p>
          </table:table-cell>
        </table:table-row>
        <table:table-row>
          <table:table-cell table:style-name="Table5.D2" table:number-columns-spanned="4" office:value-type="string">
            <text:p text:style-name="P66"/>
          </table:table-cell>
          <table:covered-table-cell/>
          <table:covered-table-cell/>
          <table:covered-table-cell/>
        </table:table-row>
        <table:table-row>
          <table:table-cell table:style-name="Table5.D2" table:number-columns-spanned="4" office:value-type="string">
            <text:p text:style-name="P72">Attributes</text:p>
          </table:table-cell>
          <table:covered-table-cell/>
          <table:covered-table-cell/>
          <table:covered-table-cell/>
        </table:table-row>
        <table:table-row>
          <table:table-cell table:style-name="Table5.A2" office:value-type="string">
            <text:p text:style-name="P75">Vitality</text:p>
          </table:table-cell>
          <table:table-cell table:style-name="Table5.A2" office:value-type="string">
            <text:p text:style-name="P75">10</text:p>
          </table:table-cell>
          <table:table-cell table:style-name="Table5.A2" office:value-type="string">
            <text:p text:style-name="P75">Endurance</text:p>
          </table:table-cell>
          <table:table-cell table:style-name="Table5.D2" office:value-type="string">
            <text:p text:style-name="P75">1<text:span text:style-name="T254">3</text:span></text:p>
          </table:table-cell>
        </table:table-row>
        <table:table-row>
          <table:table-cell table:style-name="Table5.A2" office:value-type="string">
            <text:p text:style-name="P75">Strength</text:p>
          </table:table-cell>
          <table:table-cell table:style-name="Table5.A2" office:value-type="string">
            <text:p text:style-name="P75">10 <text:span text:style-name="T236">= (10) x 1.02</text:span></text:p>
          </table:table-cell>
          <table:table-cell table:style-name="Table5.A2" office:value-type="string">
            <text:p text:style-name="P75">Dexterity</text:p>
          </table:table-cell>
          <table:table-cell table:style-name="Table5.D2" office:value-type="string">
            <text:p text:style-name="P75">1<text:span text:style-name="T253">2</text:span> <text:span text:style-name="T236">= (12) x 1.02</text:span></text:p>
          </table:table-cell>
        </table:table-row>
        <table:table-row>
          <table:table-cell table:style-name="Table5.A2" office:value-type="string">
            <text:p text:style-name="P77">Wi<text:span text:style-name="T218">llpower</text:span></text:p>
          </table:table-cell>
          <table:table-cell table:style-name="Table5.A2" office:value-type="string">
            <text:p text:style-name="P83">1<text:span text:style-name="T249">2</text:span></text:p>
          </table:table-cell>
          <table:table-cell table:style-name="Table5.A2" office:value-type="string">
            <text:p text:style-name="P77">Intelligence</text:p>
          </table:table-cell>
          <table:table-cell table:style-name="Table5.D2" office:value-type="string">
            <text:p text:style-name="P83">11</text:p>
          </table:table-cell>
        </table:table-row>
        <table:table-row>
          <table:table-cell table:style-name="Table5.D2" table:number-columns-spanned="4" office:value-type="string">
            <text:p text:style-name="P75"/>
          </table:table-cell>
          <table:covered-table-cell/>
          <table:covered-table-cell/>
          <table:covered-table-cell/>
        </table:table-row>
        <table:table-row>
          <table:table-cell table:style-name="Table5.A2" office:value-type="string">
            <text:p text:style-name="P79">Skills</text:p>
          </table:table-cell>
          <table:table-cell table:style-name="Table5.D2" table:number-columns-spanned="3" office:value-type="string">
            <text:p text:style-name="P81"><text:span text:style-name="T237">[Critical Strike] [Interoception] [Loving Embrace] [Meditation] [Pain Suppression] [Rejuvenation] [Restoration] </text:span>[Universal Translator]</text:p>
          </table:table-cell>
          <table:covered-table-cell/>
          <table:covered-table-cell/>
        </table:table-row>
        <table:table-row>
          <table:table-cell table:style-name="Table5.A2" office:value-type="string">
            <text:p text:style-name="P79">Effects</text:p>
          </table:table-cell>
          <table:table-cell table:style-name="Table5.D2" table:number-columns-spanned="3" office:value-type="string">
            <text:p text:style-name="P79">[Blessing of Hecate]</text:p>
          </table:table-cell>
          <table:covered-table-cell/>
          <table:covered-table-cell/>
        </table:table-row>
      </table:table>
      <text:p text:style-name="P59"><text:span text:style-name="T1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kills" style:family="paragraph" style:parent-style-name="Text_20_body" style:master-page-name="">
      <style:paragraph-properties fo:margin-left="1in" fo:margin-right="1.0201in" fo:text-align="justify" fo:text-align-last="center" style:justify-single-word="false" fo:text-indent="0in" style:auto-text-indent="false" style:page-number="auto" fo:padding="0.0201in" fo:border="0.06pt solid #000000" style:shadow="none"/>
      <style:text-properties fo:font-style="italic" officeooo:rsid="0186515a" style:font-size-asian="10.5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0T19:37:50.163838949</meta:creation-date>
    <dc:date>2022-05-12T23:29:17.291692540</dc:date>
    <meta:editing-duration>P5DT6H5M17S</meta:editing-duration>
    <meta:editing-cycles>394</meta:editing-cycles>
    <meta:generator>LibreOffice/6.0.7.3$Linux_X86_64 LibreOffice_project/00m0$Build-3</meta:generator>
    <meta:document-statistic meta:table-count="5" meta:image-count="0" meta:object-count="0" meta:page-count="12" meta:paragraph-count="253" meta:word-count="4154" meta:character-count="22912" meta:non-whitespace-character-count="18907"/>
  </office:meta>
</office:document-meta>
</file>